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6"/>
          <table:table-cell office:value-type="string" calcext:value-type="string">
            <text:p>Duplicate with Zhang L 1998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9</text:p>
          </table:table-cell>
          <table:table-cell table:style-name="ce8" office:value-type="string" calcext:value-type="string">
            <text:p>ZLAYZCIXVROMPF-UHFFFAOYSA-N</text:p>
          </table:table-cell>
          <table:table-cell table:style-name="ce8" office:value-type="string" calcext:value-type="string">
            <text:p>O=C1C=C(NCC(=O)C2=C[NH]C3=C2C=CC=C3)C(=O)C2=C1C=CC=C2</text:p>
          </table:table-cell>
          <table:table-cell table:style-name="ce8" office:value-type="string" calcext:value-type="string">
            <text:p>InChI=1S/C20H14N2O3/c23-18-9-17(20(25)14-7-2-1-6-13(14)18)22-11-19(24)15-10-21-16-8-4-3-5-12(15)16/h1-10,21-22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0</text:p>
          </table:table-cell>
          <table:table-cell table:style-name="ce22" office:value-type="string" calcext:value-type="string">
            <text:p>CJCWVTRVDCQZSM-UHFFFAOYSA-N</text:p>
          </table:table-cell>
          <table:table-cell table:style-name="ce8" office:value-type="string" calcext:value-type="string">
            <text:p>O=C1C=C(NCC(O)C2=C[NH]C3=C2C=CC=C3)C(=O)C2=C1C=CC=C2</text:p>
          </table:table-cell>
          <table:table-cell table:style-name="ce8" office:value-type="string" calcext:value-type="string">
            <text:p>InChI=1S/C20H16N2O3/c23-18-9-17(20(25)14-7-2-1-6-13(14)18)22-11-19(24)15-10-21-16-8-4-3-5-12(15)16/h1-10,19,21-22,2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1</text:p>
          </table:table-cell>
          <table:table-cell table:style-name="ce22" office:value-type="string" calcext:value-type="string">
            <text:p>ZJSLOBPQTVWZQH-UHFFFAOYSA-N</text:p>
          </table:table-cell>
          <table:table-cell table:style-name="ce8" office:value-type="string" calcext:value-type="string">
            <text:p>CC(C)(C)OC(=O)N1C=C(C(=O)CNC2=CC(=O)C3=C(C=CC=C3)C2=O)C2=C1C=CC=C2</text:p>
          </table:table-cell>
          <table:table-cell table:style-name="ce8" office:value-type="string" calcext:value-type="string">
            <text:p>InChI=1S/C25H22N2O5/c1-25(2,3)32-24(31)27-14-18(15-8-6-7-11-20(15)27)22(29)13-26-19-12-21(28)16-9-4-5-10-17(16)23(19)30/h4-12,14,26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2</text:p>
          </table:table-cell>
          <table:table-cell table:style-name="ce22" office:value-type="string" calcext:value-type="string">
            <text:p>RNOMIKYWCHUNCE-UHFFFAOYSA-N</text:p>
          </table:table-cell>
          <table:table-cell table:style-name="ce8" office:value-type="string" calcext:value-type="string">
            <text:p>CC(C)(C)OC(=O)N1C=C(C(=O)C(=O)NC2=CC(=O)C3=C(C=CC=C3)C2=O)C2=C1C=CC=C2</text:p>
          </table:table-cell>
          <table:table-cell table:style-name="ce8" office:value-type="string" calcext:value-type="string">
            <text:p>InChI=1S/C25H20N2O6/c1-25(2,3)33-24(32)27-13-17(14-8-6-7-11-19(14)27)22(30)23(31)26-18-12-20(28)15-9-4-5-10-16(15)21(18)29/h4-13H,1-3H3,(H,26,3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3</text:p>
          </table:table-cell>
          <table:table-cell table:style-name="ce22" office:value-type="string" calcext:value-type="string">
            <text:p>CZFQHGOWFILERO-UHFFFAOYSA-N</text:p>
          </table:table-cell>
          <table:table-cell table:style-name="ce8" office:value-type="string" calcext:value-type="string">
            <text:p>O=C(NC1=CC(=O)C2=C(C=CC=C2)C1=O)C(=O)C1=C[NH]C2=C1C=CC=C2</text:p>
          </table:table-cell>
          <table:table-cell table:style-name="ce8" office:value-type="string" calcext:value-type="string">
            <text:p>InChI=1S/C20H12N2O4/c23-17-9-16(18(24)13-7-2-1-6-12(13)17)22-20(26)19(25)14-10-21-15-8-4-3-5-11(14)15/h1-10,21H,(H,22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4</text:p>
          </table:table-cell>
          <table:table-cell table:style-name="ce22" office:value-type="string" calcext:value-type="string">
            <text:p>HWBWSTMHVDKRHL-UHFFFAOYSA-N</text:p>
          </table:table-cell>
          <table:table-cell table:style-name="ce8" office:value-type="string" calcext:value-type="string">
            <text:p>CN1C=C(C2=C[NH]C3=C2C=CC=C3)C2=C1C(=O)C1=C(C=CC=C1)C2=O</text:p>
          </table:table-cell>
          <table:table-cell table:style-name="ce8" office:value-type="string" calcext:value-type="string">
            <text:p>InChI=1S/C21H14N2O2/c1-23-11-16(15-10-22-17-9-5-4-6-12(15)17)18-19(23)21(25)14-8-3-2-7-13(14)20(18)24/h2-11,2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5</text:p>
          </table:table-cell>
          <table:table-cell table:style-name="ce22" office:value-type="string" calcext:value-type="string">
            <text:p>VYPJQJBHGZUOSH-UHFFFAOYSA-N</text:p>
          </table:table-cell>
          <table:table-cell table:style-name="ce8" office:value-type="string" calcext:value-type="string">
            <text:p>CN(CCC1=C[NH]C2=C1C=CC=C2)C1=CC(=O)C2=C(C=CC=C2)C1=O</text:p>
          </table:table-cell>
          <table:table-cell table:style-name="ce8" office:value-type="string" calcext:value-type="string">
            <text:p>InChI=1S/C21H18N2O2/c1-23(11-10-14-13-22-18-9-5-4-6-15(14)18)19-12-20(24)16-7-2-3-8-17(16)21(19)25/h2-9,12-13,22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6</text:p>
          </table:table-cell>
          <table:table-cell table:style-name="ce22" office:value-type="string" calcext:value-type="string">
            <text:p>UXOPFLGFNBYJQJ-UHFFFAOYSA-N</text:p>
          </table:table-cell>
          <table:table-cell table:style-name="ce8" office:value-type="string" calcext:value-type="string">
            <text:p>CN(CC(=O)C1=C[NH]C2=C1C=CC=C2)C1=CC(=O)C2=C(C=CC=C2)C1=O</text:p>
          </table:table-cell>
          <table:table-cell table:style-name="ce8" office:value-type="string" calcext:value-type="string">
            <text:p>InChI=1S/C21H16N2O3/c1-23(12-20(25)16-11-22-17-9-5-4-6-13(16)17)18-10-19(24)14-7-2-3-8-15(14)21(18)26/h2-11,22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7</text:p>
          </table:table-cell>
          <table:table-cell table:style-name="ce22" office:value-type="string" calcext:value-type="string">
            <text:p>SCKGQUUJTRJOSS-UHFFFAOYSA-N</text:p>
          </table:table-cell>
          <table:table-cell table:style-name="ce8" office:value-type="string" calcext:value-type="string">
            <text:p>CC1=CC=C(S(=O)(=O)N2C=C(C3=CN(C)C4=C3C(=O)C3=C(C=CC=C3)C4=O)C3=C2C=CC=C3)C=C1</text:p>
          </table:table-cell>
          <table:table-cell table:style-name="ce8" office:value-type="string" calcext:value-type="string">
            <text:p>InChI=1S/C28H20N2O4S/c1-17-11-13-18(14-12-17)35(33,34)30-16-22(19-7-5-6-10-24(19)30)23-15-29(2)26-25(23)27(31)20-8-3-4-9-21(20)28(26)32/h3-16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8</text:p>
          </table:table-cell>
          <table:table-cell table:style-name="ce22" office:value-type="string" calcext:value-type="string">
            <text:p>VVNKMWMEZFIOCD-UHFFFAOYSA-N</text:p>
          </table:table-cell>
          <table:table-cell table:style-name="ce8" office:value-type="string" calcext:value-type="string">
            <text:p>CC(C)(C)OC(=O)NCCC1=C[NH]C2=C1C(=O)C=C(NCCC1=C[NH]C3=C1C=CC=C3)C2=O</text:p>
          </table:table-cell>
          <table:table-cell table:style-name="ce8" office:value-type="string" calcext:value-type="string">
            <text:p>InChI=1S/C25H28N4O4/c1-25(2,3)33-24(32)27-11-9-16-14-29-22-21(16)20(30)12-19(23(22)31)26-10-8-15-13-28-18-7-5-4-6-17(15)18/h4-7,12-14,26,28-29H,8-11H2,1-3H3,(H,27,3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9</text:p>
          </table:table-cell>
          <table:table-cell table:style-name="ce22" office:value-type="string" calcext:value-type="string">
            <text:p>ARRMKAMWQJGJGQ-UHFFFAOYSA-N</text:p>
          </table:table-cell>
          <table:table-cell table:style-name="ce8" office:value-type="string" calcext:value-type="string">
            <text:p>COC1=CC(=O)C2=C([NH]C=C2CCNC(=O)OC(C)(C)C)C1=O</text:p>
          </table:table-cell>
          <table:table-cell table:style-name="ce8" office:value-type="string" calcext:value-type="string">
            <text:p>InChI=1S/C16H20N2O5/c1-16(2,3)23-15(21)17-6-5-9-8-18-13-12(9)10(19)7-11(22-4)14(13)20/h7-8,18H,5-6H2,1-4H3,(H,17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0</text:p>
          </table:table-cell>
          <table:table-cell table:style-name="ce22" office:value-type="string" calcext:value-type="string">
            <text:p>XDKBAXPLNCSNDG-UHFFFAOYSA-N</text:p>
          </table:table-cell>
          <table:table-cell table:style-name="ce8" office:value-type="string" calcext:value-type="string">
            <text:p>COC1=C(OC)C2=C(C(OC)=C1)C(C(=O)C(=O)N(CC1=CC=CC=C1)CC1=CC=CC=C1)=CN2S(=O)(=O)C1=C(C)C=C(C)C=C1C</text:p>
          </table:table-cell>
          <table:table-cell table:style-name="ce8" office:value-type="string" calcext:value-type="string">
            <text:p>InChI=1S/C36H36N2O7S/c1-23-17-24(2)35(25(3)18-23)46(41,42)38-22-28(31-29(43-4)19-30(44-5)34(45-6)32(31)38)33(39)36(40)37(20-26-13-9-7-10-14-26)21-27-15-11-8-12-16-27/h7-19,22H,20-2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1</text:p>
          </table:table-cell>
          <table:table-cell table:style-name="ce22" office:value-type="string" calcext:value-type="string">
            <text:p>XYHUBSOXPLSTMQ-UHFFFAOYSA-N</text:p>
          </table:table-cell>
          <table:table-cell table:style-name="ce8" office:value-type="string" calcext:value-type="string">
            <text:p>COC1=CC(=O)C2=C(C1=O)N(S(=O)(=O)C1=C(C)C=C(C)C=C1C)C=C2C(=O)C(=O)N(CC1=CC=CC=C1)CC1=CC=CC=C1</text:p>
          </table:table-cell>
          <table:table-cell table:style-name="ce8" office:value-type="string" calcext:value-type="string">
            <text:p>InChI=1S/C34H30N2O7S/c1-21-15-22(2)33(23(3)16-21)44(41,42)36-20-26(29-27(37)17-28(43-4)32(39)30(29)36)31(38)34(40)35(18-24-11-7-5-8-12-24)19-25-13-9-6-10-14-25/h5-17,20H,18-19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2</text:p>
          </table:table-cell>
          <table:table-cell table:style-name="ce22" office:value-type="string" calcext:value-type="string">
            <text:p>MJFZQBSVDAEJCY-UHFFFAOYSA-N</text:p>
          </table:table-cell>
          <table:table-cell table:style-name="ce8" office:value-type="string" calcext:value-type="string">
            <text:p>CN(CCC1=C[NH]C2=C1C=CC=C2)C1=CC(=O)C2=C([NH]C=C2C(=O)C(=O)N(CC2=CC=CC=C2)CC2=CC=CC=C2)C1=O</text:p>
          </table:table-cell>
          <table:table-cell table:style-name="ce8" office:value-type="string" calcext:value-type="string">
            <text:p>InChI=1S/C35H30N4O4/c1-38(17-16-25-19-36-28-15-9-8-14-26(25)28)29-18-30(40)31-27(20-37-32(31)34(29)42)33(41)35(43)39(21-23-10-4-2-5-11-23)22-24-12-6-3-7-13-24/h2-15,18-20,36-37H,16-17,21-2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3</text:p>
          </table:table-cell>
          <table:table-cell table:style-name="ce22" office:value-type="string" calcext:value-type="string">
            <text:p>MQTBZDUPJKEZSM-UHFFFAOYSA-N</text:p>
          </table:table-cell>
          <table:table-cell table:style-name="ce8" office:value-type="string" calcext:value-type="string">
            <text:p>CN1C=C(C2=C[NH]C3=CC=CC=C23)C2=C1C(=O)C1=C(C2=O)C(C(=O)C(=O)N(CC2=CC=CC=C2)CC2=CC=CC=C2)=C[NH]1</text:p>
          </table:table-cell>
          <table:table-cell table:style-name="ce8" office:value-type="string" calcext:value-type="string">
            <text:p>InChI=1S/C35H26N4O4/c1-38-20-26(24-16-36-27-15-9-8-14-23(24)27)29-31(38)34(42)30-28(33(29)41)25(17-37-30)32(40)35(43)39(18-21-10-4-2-5-11-21)19-22-12-6-3-7-13-22/h2-17,20,36-37H,18-1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314</text:p>
          </table:table-cell>
          <table:table-cell table:style-name="ce22" office:value-type="string" calcext:value-type="string">
            <text:p>SWGORYASUDRMTN-UHFFFAOYSA-N</text:p>
          </table:table-cell>
          <table:table-cell table:style-name="ce8" office:value-type="string" calcext:value-type="string">
            <text:p>CC(C)(C)OC(=O)N1C=C(C(O)CNC2=CC(=O)C3=C(C=CC=C3)C2=O)C2=C1C=CC=C2</text:p>
          </table:table-cell>
          <table:table-cell table:style-name="ce8" office:value-type="string" calcext:value-type="string">
            <text:p>InChI=1S/C25H24N2O5/c1-25(2,3)32-24(31)27-14-18(15-8-6-7-11-20(15)27)22(29)13-26-19-12-21(28)16-9-4-5-10-17(16)23(19)30/h4-12,14,22,26,29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5</text:p>
          </table:table-cell>
          <table:table-cell table:style-name="ce8" office:value-type="string" calcext:value-type="string">
            <text:p>IBRWTCISGCXHQZ-UHFFFAOYSA-N</text:p>
          </table:table-cell>
          <table:table-cell table:style-name="ce8" office:value-type="string" calcext:value-type="string">
            <text:p>COC1=CC(CCCO)=CC(OC)=C1OC</text:p>
          </table:table-cell>
          <table:table-cell table:style-name="ce8" office:value-type="string" calcext:value-type="string">
            <text:p>InChI=1S/C12H18O4/c1-14-10-7-9(5-4-6-13)8-11(15-2)12(10)16-3/h7-8,13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6</text:p>
          </table:table-cell>
          <table:table-cell table:style-name="ce8" office:value-type="string" calcext:value-type="string">
            <text:p>RYKWWGOCRZEQDZ-UHFFFAOYSA-N</text:p>
          </table:table-cell>
          <table:table-cell table:style-name="ce8" office:value-type="string" calcext:value-type="string">
            <text:p>COC1=CC(CCCO[Si](C(C)C)(C(C)C)C(C)C)=CC(OC)=C1OC</text:p>
          </table:table-cell>
          <table:table-cell table:style-name="ce8" office:value-type="string" calcext:value-type="string">
            <text:p>InChI=1S/C21H38O4Si/c1-15(2)26(16(3)4,17(5)6)25-12-10-11-18-13-19(22-7)21(24-9)20(14-18)23-8/h13-17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7</text:p>
          </table:table-cell>
          <table:table-cell table:style-name="ce8" office:value-type="string" calcext:value-type="string">
            <text:p>GJJIEPRUFKKMGQ-UHFFFAOYSA-N</text:p>
          </table:table-cell>
          <table:table-cell table:style-name="ce8" office:value-type="string" calcext:value-type="string">
            <text:p>COC1=C(OC)C(OC)=C(I)C(CCCO[Si](C(C)C)(C(C)C)C(C)C)=C1</text:p>
          </table:table-cell>
          <table:table-cell table:style-name="ce8" office:value-type="string" calcext:value-type="string">
            <text:p>InChI=1S/C21H37IO4Si/c1-14(2)27(15(3)4,16(5)6)26-12-10-11-17-13-18(23-7)20(24-8)21(25-9)19(17)22/h13-16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8</text:p>
          </table:table-cell>
          <table:table-cell table:style-name="ce8" office:value-type="string" calcext:value-type="string">
            <text:p>AOFJQXYUZMRMJL-UHFFFAOYSA-N</text:p>
          </table:table-cell>
          <table:table-cell table:style-name="ce8" office:value-type="string" calcext:value-type="string">
            <text:p>COC1=C(OC)C(OC)=C(C#C[Si](C)(C)C)C(CCCO[Si](C(C)C)(C(C)C)C(C)C)=C1</text:p>
          </table:table-cell>
          <table:table-cell table:style-name="ce8" office:value-type="string" calcext:value-type="string">
            <text:p>InChI=1S/C26H46O4Si2/c1-19(2)32(20(3)4,21(5)6)30-16-13-14-22-18-24(27-7)26(29-9)25(28-8)23(22)15-17-31(10,11)12/h18-21H,13-14,16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9</text:p>
          </table:table-cell>
          <table:table-cell table:style-name="ce8" office:value-type="string" calcext:value-type="string">
            <text:p>BJFQIKGJWOTJKR-UHFFFAOYSA-N</text:p>
          </table:table-cell>
          <table:table-cell table:style-name="ce8" office:value-type="string" calcext:value-type="string">
            <text:p>C#CC1=C(OC)C(OC)=C(OC)C=C1CCCO</text:p>
          </table:table-cell>
          <table:table-cell table:style-name="ce8" office:value-type="string" calcext:value-type="string">
            <text:p>InChI=1S/C14H18O4/c1-5-11-10(7-6-8-15)9-12(16-2)14(18-4)13(11)17-3/h1,9,15H,6-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0</text:p>
          </table:table-cell>
          <table:table-cell table:style-name="ce8" office:value-type="string" calcext:value-type="string">
            <text:p>KIZRBZQSWRSYGN-UHFFFAOYSA-N</text:p>
          </table:table-cell>
          <table:table-cell table:style-name="ce8" office:value-type="string" calcext:value-type="string">
            <text:p>C#CC1=C(OC)C(OC)=C(OC)C=C1CCC(O)C(Cl)(Cl)Cl</text:p>
          </table:table-cell>
          <table:table-cell table:style-name="ce8" office:value-type="string" calcext:value-type="string">
            <text:p>InChI=1S/C15H17Cl3O4/c1-5-10-9(6-7-12(19)15(16,17)18)8-11(20-2)14(22-4)13(10)21-3/h1,8,12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1</text:p>
          </table:table-cell>
          <table:table-cell table:style-name="ce8" office:value-type="string" calcext:value-type="string">
            <text:p>CIEWFKQHCJKDOI-UHFFFAOYSA-N</text:p>
          </table:table-cell>
          <table:table-cell table:style-name="ce8" office:value-type="string" calcext:value-type="string">
            <text:p>C#CC1=C(OC)C(OC)=C(OC)C=C1CCC(N=[N+]=[N-])C(=O)O</text:p>
          </table:table-cell>
          <table:table-cell table:style-name="ce8" office:value-type="string" calcext:value-type="string">
            <text:p>InChI=1S/C15H17N3O5/c1-5-10-9(6-7-11(15(19)20)17-18-16)8-12(21-2)14(23-4)13(10)22-3/h1,8,11H,6-7H2,2-4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2</text:p>
          </table:table-cell>
          <table:table-cell table:style-name="ce8" office:value-type="string" calcext:value-type="string">
            <text:p>SLWWYMCEWAQHCT-UHFFFAOYSA-N</text:p>
          </table:table-cell>
          <table:table-cell table:style-name="ce8" office:value-type="string" calcext:value-type="string">
            <text:p>C#CC1=C(OC)C(OC)=C(OC)C=C1CCC(N=[N+]=[N-])C(=O)OC</text:p>
          </table:table-cell>
          <table:table-cell table:style-name="ce8" office:value-type="string" calcext:value-type="string">
            <text:p>InChI=1S/C16H19N3O5/c1-6-11-10(7-8-12(18-19-17)16(20)24-5)9-13(21-2)15(23-4)14(11)22-3/h1,9,12H,7-8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3</text:p>
          </table:table-cell>
          <table:table-cell table:style-name="ce8" office:value-type="string" calcext:value-type="string">
            <text:p>WCOFBUILQKPVFZ-UHFFFAOYSA-N</text:p>
          </table:table-cell>
          <table:table-cell table:style-name="ce8" office:value-type="string" calcext:value-type="string">
            <text:p>C#CC1=C(OC)C(OC)=C(OC)C=C1CCC(N)C(=O)OC</text:p>
          </table:table-cell>
          <table:table-cell table:style-name="ce8" office:value-type="string" calcext:value-type="string">
            <text:p>InChI=1S/C16H21NO5/c1-6-11-10(7-8-12(17)16(18)22-5)9-13(19-2)15(21-4)14(11)20-3/h1,9,12H,7-8,1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4</text:p>
          </table:table-cell>
          <table:table-cell table:style-name="ce8" office:value-type="string" calcext:value-type="string">
            <text:p>KKGZZKSGTSDWGD-UHFFFAOYSA-N</text:p>
          </table:table-cell>
          <table:table-cell table:style-name="ce8" office:value-type="string" calcext:value-type="string">
            <text:p>C#CC1=C(OC)C(OC)=C(OC)C=C1CCC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5</text:p>
          </table:table-cell>
          <table:table-cell table:style-name="ce8" office:value-type="string" calcext:value-type="string">
            <text:p>CCUABPOSKGFGQX-UHFFFAOYSA-N</text:p>
          </table:table-cell>
          <table:table-cell table:style-name="ce8" office:value-type="string" calcext:value-type="string">
            <text:p>C#CC1=C(OC)C(OC)=C(OC)C=C1CCC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6</text:p>
          </table:table-cell>
          <table:table-cell table:style-name="ce8" office:value-type="string" calcext:value-type="string">
            <text:p>CCUABPOSKGFGQX-CYBMUJFWSA-N</text:p>
          </table:table-cell>
          <table:table-cell table:style-name="ce8" office:value-type="string" calcext:value-type="string">
            <text:p>C#CC1=C(OC)C(OC)=C(OC)C=C1CC[C@@H]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7</text:p>
          </table:table-cell>
          <table:table-cell table:style-name="ce8" office:value-type="string" calcext:value-type="string">
            <text:p>LCZYOKKCUWOGCZ-ZDUSSCGKSA-N</text:p>
          </table:table-cell>
          <table:table-cell table:style-name="ce8" office:value-type="string" calcext:value-type="string">
            <text:p>C#CC1=C(OC)C(OC)=C(OC)C=C1CC[C@H](N=[N+]=[N-])C1=NC=CO1</text:p>
          </table:table-cell>
          <table:table-cell table:style-name="ce8" office:value-type="string" calcext:value-type="string">
            <text:p>InChI=1S/C17H18N4O4/c1-5-12-11(10-14(22-2)16(24-4)15(12)23-3)6-7-13(20-21-18)17-19-8-9-25-17/h1,8-10,13H,6-7H2,2-4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8</text:p>
          </table:table-cell>
          <table:table-cell table:style-name="ce8" office:value-type="string" calcext:value-type="string">
            <text:p>NVTMYILIAXJXBT-HNNXBMFYSA-N</text:p>
          </table:table-cell>
          <table:table-cell table:style-name="ce8" office:value-type="string" calcext:value-type="string">
            <text:p>C#CC1=C(OC)C(OC)=C(OC)C=C1CC[C@H](NC(C)=O)C1=NC=CO1</text:p>
          </table:table-cell>
          <table:table-cell table:style-name="ce8" office:value-type="string" calcext:value-type="string">
            <text:p>InChI=1S/C19H22N2O5/c1-6-14-13(11-16(23-3)18(25-5)17(14)24-4)7-8-15(21-12(2)22)19-20-9-10-26-19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9</text:p>
          </table:table-cell>
          <table:table-cell table:style-name="ce8" office:value-type="string" calcext:value-type="string">
            <text:p>LALCTSJFOCTOCE-ZDUSSCGKSA-N</text:p>
          </table:table-cell>
          <table:table-cell table:style-name="ce8" office:value-type="string" calcext:value-type="string">
            <text:p>COC1=C(OC)C(OC)=C2C(=C1)CC[C@H](NC(C)=O)C1=C2C=CO1</text:p>
          </table:table-cell>
          <table:table-cell table:style-name="ce8" office:value-type="string" calcext:value-type="string">
            <text:p>InChI=1S/C18H21NO5/c1-10(20)19-13-6-5-11-9-14(21-2)17(22-3)18(23-4)15(11)12-7-8-24-16(12)13/h7-9,13H,5-6H2,1-4H3,(H,19,20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0</text:p>
          </table:table-cell>
          <table:table-cell table:style-name="ce8" office:value-type="string" calcext:value-type="string">
            <text:p>YOLNPHZGTWKUDN-LBPRGKRZSA-N</text:p>
          </table:table-cell>
          <table:table-cell table:style-name="ce8" office:value-type="string" calcext:value-type="string">
            <text:p>COC(=O)[C@H](CC(=O)C1=CC(OC)=C(OC)C(OC)=C1)NC(=O)OC(C)(C)C</text:p>
          </table:table-cell>
          <table:table-cell table:style-name="ce8" office:value-type="string" calcext:value-type="string">
            <text:p>InChI=1S/C19H27NO8/c1-19(2,3)28-18(23)20-12(17(22)27-7)10-13(21)11-8-14(24-4)16(26-6)15(9-11)25-5/h8-9,12H,10H2,1-7H3,(H,20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1</text:p>
          </table:table-cell>
          <table:table-cell table:style-name="ce8" office:value-type="string" calcext:value-type="string">
            <text:p>SZZYPMVELZLVNS-ZDUSSCGKSA-N</text:p>
          </table:table-cell>
          <table:table-cell table:style-name="ce8" office:value-type="string" calcext:value-type="string">
            <text:p>COC(=O)[C@H](CCC1=CC(OC)=C(OC)C(OC)=C1)NC(=O)OC(C)(C)C</text:p>
          </table:table-cell>
          <table:table-cell table:style-name="ce8" office:value-type="string" calcext:value-type="string">
            <text:p>InChI=1S/C19H29NO7/c1-19(2,3)27-18(22)20-13(17(21)26-7)9-8-12-10-14(23-4)16(25-6)15(11-12)24-5/h10-11,13H,8-9H2,1-7H3,(H,20,22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2</text:p>
          </table:table-cell>
          <table:table-cell table:style-name="ce8" office:value-type="string" calcext:value-type="string">
            <text:p>JYORUABUAIYCRD-LBPRGKRZSA-N</text:p>
          </table:table-cell>
          <table:table-cell table:style-name="ce8" office:value-type="string" calcext:value-type="string">
            <text:p>COC(=O)[C@H](CCC1=CC(OC)=C(OC)C(OC)=C1I)NC(=O)OC(C)(C)C</text:p>
          </table:table-cell>
          <table:table-cell table:style-name="ce8" office:value-type="string" calcext:value-type="string">
            <text:p>InChI=1S/C19H28INO7/c1-19(2,3)28-18(23)21-12(17(22)27-7)9-8-11-10-13(24-4)15(25-5)16(26-6)14(11)20/h10,12H,8-9H2,1-7H3,(H,21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3</text:p>
          </table:table-cell>
          <table:table-cell table:style-name="ce8" office:value-type="string" calcext:value-type="string">
            <text:p>PHHRIGWNXYMPOA-NSHDSACASA-N</text:p>
          </table:table-cell>
          <table:table-cell table:style-name="ce8" office:value-type="string" calcext:value-type="string">
            <text:p>COC(=O)[C@H](CCC1=CC(OC)=C(OC)C(OC)=C1I)NC(C)=O</text:p>
          </table:table-cell>
          <table:table-cell table:style-name="ce8" office:value-type="string" calcext:value-type="string">
            <text:p>InChI=1S/C16H22INO6/c1-9(19)18-11(16(20)24-5)7-6-10-8-12(21-2)14(22-3)15(23-4)13(10)17/h8,11H,6-7H2,1-5H3,(H,18,19)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4</text:p>
          </table:table-cell>
          <table:table-cell table:style-name="ce8" office:value-type="string" calcext:value-type="string">
            <text:p>WRCMKNKNFWGUHZ-KRWDZBQOSA-N</text:p>
          </table:table-cell>
          <table:table-cell table:style-name="ce8" office:value-type="string" calcext:value-type="string">
            <text:p>COC(=O)[C@H](CCC1=CC(OC)=C(OC)C(OC)=C1C#C[Si](C)(C)C)NC(C)=O</text:p>
          </table:table-cell>
          <table:table-cell table:style-name="ce8" office:value-type="string" calcext:value-type="string">
            <text:p>InChI=1S/C21H31NO6Si/c1-14(23)22-17(21(24)28-5)10-9-15-13-18(25-2)20(27-4)19(26-3)16(15)11-12-29(6,7)8/h13,17H,9-10H2,1-8H3,(H,22,23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5</text:p>
          </table:table-cell>
          <table:table-cell table:style-name="ce8" office:value-type="string" calcext:value-type="string">
            <text:p>KKGZZKSGTSDWGD-AWEZNQCLSA-N</text:p>
          </table:table-cell>
          <table:table-cell table:style-name="ce8" office:value-type="string" calcext:value-type="string">
            <text:p>C#CC1=C(OC)C(OC)=C(OC)C=C1CC[C@H]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6</text:p>
          </table:table-cell>
          <table:table-cell table:style-name="ce8" office:value-type="string" calcext:value-type="string">
            <text:p>LLNHQAXFZVOCCZ-HNNXBMFYSA-N</text:p>
          </table:table-cell>
          <table:table-cell table:style-name="ce8" office:value-type="string" calcext:value-type="string">
            <text:p>C#CC1=C(OC)C(OC)=C(OC)C=C1CC[C@H](NC(C)=O)C1=CN=CO1</text:p>
          </table:table-cell>
          <table:table-cell table:style-name="ce8" office:value-type="string" calcext:value-type="string">
            <text:p>InChI=1S/C19H22N2O5/c1-6-14-13(9-16(23-3)19(25-5)18(14)24-4)7-8-15(21-12(2)22)17-10-20-11-26-17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7</text:p>
          </table:table-cell>
          <table:table-cell table:style-name="ce8" office:value-type="string" calcext:value-type="string">
            <text:p>JOCPYWAPPPIGLF-AWEZNQCLSA-N</text:p>
          </table:table-cell>
          <table:table-cell table:style-name="ce8" office:value-type="string" calcext:value-type="string">
            <text:p>COC1=C(OC)C(OC)=C2C(=C1)CC[C@H](NC(=O)OC(C)(C)C)C1=C2C=CO1</text:p>
          </table:table-cell>
          <table:table-cell table:style-name="ce8" office:value-type="string" calcext:value-type="string">
            <text:p>InChI=1S/C21H27NO6/c1-21(2,3)28-20(23)22-14-8-7-12-11-15(24-4)18(25-5)19(26-6)16(12)13-9-10-27-17(13)14/h9-11,14H,7-8H2,1-6H3,(H,22,23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8</text:p>
          </table:table-cell>
          <table:table-cell table:style-name="ce8" office:value-type="string" calcext:value-type="string">
            <text:p>STRRXEMMNAOOPL-MHDHIAOQSA-N</text:p>
          </table:table-cell>
          <table:table-cell table:style-name="ce8" office:value-type="string" calcext:value-type="string">
            <text:p>COC1=C(OC)C(OC)=C2C3=C[C@H]4O[C@@]3(CC(=O)[C@H]4OC)[C@@H](NC(=O)OC(C)(C)C)CCC2=C1</text:p>
          </table:table-cell>
          <table:table-cell table:style-name="ce8" office:value-type="string" calcext:value-type="string">
            <text:p>InChI=1S/C25H33NO8/c1-24(2,3)34-23(28)26-18-9-8-13-10-16(29-4)21(31-6)22(32-7)19(13)14-11-17-20(30-5)15(27)12-25(14,18)33-17/h10-11,17-18,20H,8-9,12H2,1-7H3,(H,26,28)/t17-,18+,20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9</text:p>
          </table:table-cell>
          <table:table-cell table:style-name="ce8" office:value-type="string" calcext:value-type="string">
            <text:p>HOJWMQSXRLFSOC-IGPXYBRXSA-N</text:p>
          </table:table-cell>
          <table:table-cell table:style-name="ce8" office:value-type="string" calcext:value-type="string">
            <text:p>COC1=C(OC)C(OC)=C2C3=C[C@H]4CC(=O)[C@H](OC)[C@@]3(O4)[C@@H](NC(C)=O)CCC2=C1</text:p>
          </table:table-cell>
          <table:table-cell table:style-name="ce8" office:value-type="string" calcext:value-type="string">
            <text:p>InChI=1S/C22H27NO7/c1-11(24)23-17-7-6-12-8-16(26-2)19(27-3)20(28-4)18(12)14-9-13-10-15(25)21(29-5)22(14,17)30-13/h8-9,13,17,21H,6-7,10H2,1-5H3,(H,23,24)/t13-,17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0</text:p>
          </table:table-cell>
          <table:table-cell table:style-name="ce8" office:value-type="string" calcext:value-type="string">
            <text:p>RAMUUTDCIDNGQY-KRWDZBQOSA-N</text:p>
          </table:table-cell>
          <table:table-cell table:style-name="ce8" office:value-type="string" calcext:value-type="string">
            <text:p>COC1=C(OC)C(OC)=C2C(=C1)CC[C@H](NC(=O)OC(C)(C)C)C1=CC(=O)C(OC)=CC=C12</text:p>
          </table:table-cell>
          <table:table-cell table:style-name="ce8" office:value-type="string" calcext:value-type="string">
            <text:p>InChI=1S/C25H31NO7/c1-25(2,3)33-24(28)26-17-10-8-14-12-20(30-5)22(31-6)23(32-7)21(14)15-9-11-19(29-4)18(27)13-16(15)17/h9,11-13,17H,8,10H2,1-7H3,(H,26,28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1</text:p>
          </table:table-cell>
          <table:table-cell table:style-name="ce8" office:value-type="string" calcext:value-type="string">
            <text:p>IAKHMKGGTNLKSZ-INIZCTEOSA-N</text:p>
          </table:table-cell>
          <table:table-cell table:style-name="ce8" office:value-type="string" calcext:value-type="string">
            <text:p>COC1=C(OC)C(OC)=C2C(=C1)CC[C@H](NC(C)=O)C1=CC(=O)C(OC)=CC=C12</text:p>
          </table:table-cell>
          <table:table-cell table:style-name="ce8" office:value-type="string" calcext:value-type="string">
            <text:p>InChI=1S/C22H25NO6/c1-12(24)23-16-8-6-13-10-19(27-3)21(28-4)22(29-5)20(13)14-7-9-18(26-2)17(25)11-15(14)16/h7,9-11,16H,6,8H2,1-5H3,(H,23,24)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2</text:p>
          </table:table-cell>
          <table:table-cell table:style-name="ce8" office:value-type="string" calcext:value-type="string">
            <text:p>QVWDCTQRORVHHT-UHFFFAOYSA-N</text:p>
          </table:table-cell>
          <table:table-cell table:style-name="ce8" office:value-type="string" calcext:value-type="string">
            <text:p>O=C1C=CC=CC=C1</text:p>
          </table:table-cell>
          <table:table-cell table:style-name="ce8" office:value-type="string" calcext:value-type="string">
            <text:p>InChI=1S/C7H6O/c8-7-5-3-1-2-4-6-7/h1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3</text:p>
          </table:table-cell>
          <table:table-cell table:style-name="ce8" office:value-type="string" calcext:value-type="string">
            <text:p>MDYOLVRUBBJPFM-UHFFFAOYSA-N</text:p>
          </table:table-cell>
          <table:table-cell table:style-name="ce8" office:value-type="string" calcext:value-type="string">
            <text:p>O=C1C=CC=CC=C1O</text:p>
          </table:table-cell>
          <table:table-cell table:style-name="ce8" office:value-type="string" calcext:value-type="string">
            <text:p>InChI=1S/C7H6O2/c8-6-4-2-1-3-5-7(6)9/h1-5H,(H,8,9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4</text:p>
          </table:table-cell>
          <table:table-cell table:style-name="ce8" office:value-type="string" calcext:value-type="string">
            <text:p>LHFIPOQEWIBEIN-UHFFFAOYSA-N</text:p>
          </table:table-cell>
          <table:table-cell table:style-name="ce8" office:value-type="string" calcext:value-type="string">
            <text:p>COC1=C(OC)C(OC)=CC(CN(CC(OC)OC)S(=O)(=O)C2=CC=C(C)C=C2)=C1</text:p>
          </table:table-cell>
          <table:table-cell table:style-name="ce8" office:value-type="string" calcext:value-type="string">
            <text:p>InChI=1S/C21H29NO7S/c1-15-7-9-17(10-8-15)30(23,24)22(14-20(27-4)28-5)13-16-11-18(25-2)21(29-6)19(12-16)26-3/h7-12,20H,13-14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5</text:p>
          </table:table-cell>
          <table:table-cell table:style-name="ce8" office:value-type="string" calcext:value-type="string">
            <text:p>WSNMMJIGIBFIFV-UHFFFAOYSA-N</text:p>
          </table:table-cell>
          <table:table-cell table:style-name="ce8" office:value-type="string" calcext:value-type="string">
            <text:p>COC1=CC(CN(CC(OC)OC)S(=O)(=O)C2=CC=C(C)C=C2)=C(I)C(OC)=C1OC</text:p>
          </table:table-cell>
          <table:table-cell table:style-name="ce8" office:value-type="string" calcext:value-type="string">
            <text:p>InChI=1S/C21H28INO7S/c1-14-7-9-16(10-8-14)31(24,25)23(13-18(27-3)28-4)12-15-11-17(26-2)20(29-5)21(30-6)19(15)22/h7-11,18H,12-13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6</text:p>
          </table:table-cell>
          <table:table-cell table:style-name="ce8" office:value-type="string" calcext:value-type="string">
            <text:p>LWLTVZWNJAJRAY-UHFFFAOYSA-N</text:p>
          </table:table-cell>
          <table:table-cell table:style-name="ce8" office:value-type="string" calcext:value-type="string">
            <text:p>COC1=C(I)C2=C(C=CN=C2)C(OC)=C1OC</text:p>
          </table:table-cell>
          <table:table-cell table:style-name="ce8" office:value-type="string" calcext:value-type="string">
            <text:p>InChI=1S/C12H12INO3/c1-15-10-7-4-5-14-6-8(7)9(13)11(16-2)12(10)17-3/h4-6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7</text:p>
          </table:table-cell>
          <table:table-cell table:style-name="ce8" office:value-type="string" calcext:value-type="string">
            <text:p>WCAMYTWLFNDFFZ-UHFFFAOYSA-N</text:p>
          </table:table-cell>
          <table:table-cell table:style-name="ce8" office:value-type="string" calcext:value-type="string">
            <text:p>COC1=C(C#C[Si](C)(C)C)C2=C(C=CN=C2)C(OC)=C1OC</text:p>
          </table:table-cell>
          <table:table-cell table:style-name="ce8" office:value-type="string" calcext:value-type="string">
            <text:p>InChI=1S/C17H21NO3Si/c1-19-15-12-7-9-18-11-14(12)13(8-10-22(4,5)6)16(20-2)17(15)21-3/h7,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8</text:p>
          </table:table-cell>
          <table:table-cell table:style-name="ce8" office:value-type="string" calcext:value-type="string">
            <text:p>XQYPCEXVWDAHOV-UHFFFAOYSA-N</text:p>
          </table:table-cell>
          <table:table-cell table:style-name="ce8" office:value-type="string" calcext:value-type="string">
            <text:p>C#CC1=C(OC)C(OC)=C(OC)C2=C1C=NC=C2</text:p>
          </table:table-cell>
          <table:table-cell table:style-name="ce8" office:value-type="string" calcext:value-type="string">
            <text:p>InChI=1S/C14H13NO3/c1-5-9-11-8-15-7-6-10(11)13(17-3)14(18-4)12(9)16-2/h1,6-8H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9</text:p>
          </table:table-cell>
          <table:table-cell table:style-name="ce8" office:value-type="string" calcext:value-type="string">
            <text:p>ZQLCMVBWSHZOFB-UHFFFAOYSA-N</text:p>
          </table:table-cell>
          <table:table-cell table:style-name="ce8" office:value-type="string" calcext:value-type="string">
            <text:p>C#CC1=C(OC)C(OC)=C(OC)C2=C1C(C#N)N(C(=O)OC(C)(C)C)C=C2</text:p>
          </table:table-cell>
          <table:table-cell table:style-name="ce8" office:value-type="string" calcext:value-type="string">
            <text:p>InChI=1S/C20H22N2O5/c1-8-12-15-13(17(25-6)18(26-7)16(12)24-5)9-10-22(14(15)11-21)19(23)27-20(2,3)4/h1,9-10,14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0</text:p>
          </table:table-cell>
          <table:table-cell table:style-name="ce8" office:value-type="string" calcext:value-type="string">
            <text:p>VKMUPQWAPIMGGA-UHFFFAOYSA-N</text:p>
          </table:table-cell>
          <table:table-cell table:style-name="ce8" office:value-type="string" calcext:value-type="string">
            <text:p>C#CC1=C(OC)C(OC)=C(OC)C2=C1C(C1=CN=CO1)N(C(=O)OC(C)(C)C)C=C2</text:p>
          </table:table-cell>
          <table:table-cell table:style-name="ce8" office:value-type="string" calcext:value-type="string">
            <text:p>InChI=1S/C22H24N2O6/c1-8-13-16-14(19(27-6)20(28-7)18(13)26-5)9-10-24(21(25)30-22(2,3)4)17(16)15-11-23-12-29-15/h1,9-12,17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1</text:p>
          </table:table-cell>
          <table:table-cell table:style-name="ce8" office:value-type="string" calcext:value-type="string">
            <text:p>PACLQMIDZGHFGS-UHFFFAOYSA-N</text:p>
          </table:table-cell>
          <table:table-cell table:style-name="ce8" office:value-type="string" calcext:value-type="string">
            <text:p>COC1=C(OC)C2=C3C(=NC=C2)C2=C(C=CO2)C3=C1OC</text:p>
          </table:table-cell>
          <table:table-cell table:style-name="ce8" office:value-type="string" calcext:value-type="string">
            <text:p>InChI=1S/C16H13NO4/c1-18-14-8-4-6-17-12-10(8)11(9-5-7-21-13(9)12)15(19-2)16(14)20-3/h4-7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2</text:p>
          </table:table-cell>
          <table:table-cell table:style-name="ce8" office:value-type="string" calcext:value-type="string">
            <text:p>AOUKKRXCLZAKAE-CBLJQSSYSA-N</text:p>
          </table:table-cell>
          <table:table-cell table:style-name="ce8" office:value-type="string" calcext:value-type="string">
            <text:p>COC1=C(OC)C2=C3C(=NC=C2)[C@@]24CC(=O)[C@@H](OC)[C@@H](C=C2C3=C1OC)O4</text:p>
          </table:table-cell>
          <table:table-cell table:style-name="ce8" office:value-type="string" calcext:value-type="string">
            <text:p>InChI=1S/C20H19NO6/c1-23-15-9-5-6-21-19-13(9)14(17(25-3)18(15)26-4)10-7-12-16(24-2)11(22)8-20(10,19)27-12/h5-7,12,16H,8H2,1-4H3/t12-,16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3</text:p>
          </table:table-cell>
          <table:table-cell table:style-name="ce8" office:value-type="string" calcext:value-type="string">
            <text:p>WZROGWDVHCBJKZ-UHFFFAOYSA-N</text:p>
          </table:table-cell>
          <table:table-cell table:style-name="ce8" office:value-type="string" calcext:value-type="string">
            <text:p>COC1=C(OC)C2=C3C(=NC=C2)C24OC(C=C2C3=C1OC)CC(=O)C4OC</text:p>
          </table:table-cell>
          <table:table-cell table:style-name="ce8" office:value-type="string" calcext:value-type="string">
            <text:p>InChI=1S/C20H19NO6/c1-23-15-10-5-6-21-18-13(10)14(16(24-2)17(15)25-3)11-7-9-8-12(22)19(26-4)20(11,18)27-9/h5-7,9,19H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4</text:p>
          </table:table-cell>
          <table:table-cell table:style-name="ce8" office:value-type="string" calcext:value-type="string">
            <text:p>UNLMKMRFVJZAEV-UHFFFAOYSA-N</text:p>
          </table:table-cell>
          <table:table-cell table:style-name="ce8" office:value-type="string" calcext:value-type="string">
            <text:p>COC1=C(OC)C2=C3C(=NC=C2)C2=CC(=O)C(OC)=CC=C2C3=C1OC</text:p>
          </table:table-cell>
          <table:table-cell table:style-name="ce8" office:value-type="string" calcext:value-type="string">
            <text:p>InChI=1S/C20H17NO5/c1-23-14-6-5-10-12(9-13(14)22)17-15-11(7-8-21-17)18(24-2)20(26-4)19(25-3)16(10)15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5</text:p>
          </table:table-cell>
          <table:table-cell table:style-name="ce8" office:value-type="string" calcext:value-type="string">
            <text:p>IKHRJKQKLXOEJC-APBUJDDRSA-N</text:p>
          </table:table-cell>
          <table:table-cell table:style-name="ce8" office:value-type="string" calcext:value-type="string">
            <text:p>COC1=C(OC)C2=C3C(=NC=C2)[C@@]24CC(=O)C[C@@H](C=C2C3=C1OC)O4</text:p>
          </table:table-cell>
          <table:table-cell table:style-name="ce8" office:value-type="string" calcext:value-type="string">
            <text:p>InChI=1S/C19H17NO5/c1-22-15-11-4-5-20-18-13(11)14(16(23-2)17(15)24-3)12-7-10-6-9(21)8-19(12,18)25-10/h4-5,7,10H,6,8H2,1-3H3/t10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6</text:p>
          </table:table-cell>
          <table:table-cell table:style-name="ce8" office:value-type="string" calcext:value-type="string">
            <text:p>AQGNWQLNNQHXLP-OITMNORJSA-N</text:p>
          </table:table-cell>
          <table:table-cell table:style-name="ce8" office:value-type="string" calcext:value-type="string">
            <text:p>COC1=C(OC)C2=C3C(=NC=C2)[C@@]24CC(OC)(OC)[C@@H](O)[C@@H](C=C2C3=C1OC)O4</text:p>
          </table:table-cell>
          <table:table-cell table:style-name="ce8" office:value-type="string" calcext:value-type="string">
            <text:p>InChI=1S/C21H23NO7/c1-24-15-10-6-7-22-18-13(10)14(16(25-2)17(15)26-3)11-8-12-19(23)21(27-4,28-5)9-20(11,18)29-12/h6-8,12,19,23H,9H2,1-5H3/t12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7</text:p>
          </table:table-cell>
          <table:table-cell table:style-name="ce8" office:value-type="string" calcext:value-type="string">
            <text:p>BPRDLKXSSKXWGH-FRGNPEFRSA-N</text:p>
          </table:table-cell>
          <table:table-cell table:style-name="ce8" office:value-type="string" calcext:value-type="string">
            <text:p>COC1=C(OC)C2=C3C(=NC=C2)[C@@]24CC(=O)[C@@H](O)[C@@H](C=C2C3=C1OC)O4</text:p>
          </table:table-cell>
          <table:table-cell table:style-name="ce8" office:value-type="string" calcext:value-type="string">
            <text:p>InChI=1S/C19H17NO6/c1-23-15-8-4-5-20-18-12(8)13(16(24-2)17(15)25-3)9-6-11-14(22)10(21)7-19(9,18)26-11/h4-6,11,14,22H,7H2,1-3H3/t11-,14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8</text:p>
          </table:table-cell>
          <table:table-cell table:style-name="ce8" office:value-type="string" calcext:value-type="string">
            <text:p>SKNSHDGCCINVFT-UHFFFAOYSA-N</text:p>
          </table:table-cell>
          <table:table-cell table:style-name="ce8" office:value-type="string" calcext:value-type="string">
            <text:p>COC1=C(OC)C2=C3C(=NC=C2)C2=CC(=O)C(O)=CC=C2C3=C1OC</text:p>
          </table:table-cell>
          <table:table-cell table:style-name="ce8" office:value-type="string" calcext:value-type="string">
            <text:p>InChI=1S/C19H15NO5/c1-23-17-10-6-7-20-16-11-8-13(22)12(21)5-4-9(11)15(14(10)16)18(24-2)19(17)25-3/h4-8H,1-3H3,(H,21,2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9</text:p>
          </table:table-cell>
          <table:table-cell table:style-name="ce8" office:value-type="string" calcext:value-type="string">
            <text:p>LSZCTBVMSGTFLL-UHFFFAOYSA-N</text:p>
          </table:table-cell>
          <table:table-cell table:style-name="ce8" office:value-type="string" calcext:value-type="string">
            <text:p>COC1=C(OC)C2=C3C(=NC=C2)C2=C(C=CC(=O)C(OC)=C2)C3=C1OC</text:p>
          </table:table-cell>
          <table:table-cell table:style-name="ce8" office:value-type="string" calcext:value-type="string">
            <text:p>InChI=1S/C20H17NO5/c1-23-14-9-12-10(5-6-13(14)22)16-15-11(7-8-21-17(12)15)18(24-2)20(26-4)19(16)25-3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0</text:p>
          </table:table-cell>
          <table:table-cell table:style-name="ce8" office:value-type="string" calcext:value-type="string">
            <text:p>OLFAEBUPLDFZFY-UHFFFAOYSA-N</text:p>
          </table:table-cell>
          <table:table-cell table:style-name="ce8" office:value-type="string" calcext:value-type="string">
            <text:p>C#CC1=C(OC)C(OC)=C(OC)C=C1CCC=O</text:p>
          </table:table-cell>
          <table:table-cell table:style-name="ce8" office:value-type="string" calcext:value-type="string">
            <text:p>InChI=1S/C14H16O4/c1-5-11-10(7-6-8-15)9-12(16-2)14(18-4)13(11)17-3/h1,8-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1</text:p>
          </table:table-cell>
          <table:table-cell table:style-name="ce8" office:value-type="string" calcext:value-type="string">
            <text:p>TUJWGLZXIRXLPE-UHFFFAOYSA-N</text:p>
          </table:table-cell>
          <table:table-cell table:style-name="ce8" office:value-type="string" calcext:value-type="string">
            <text:p>C#CC1=C(OC)C(OC)=C(OC)C=C1CCC(=O)C1=NC=CO1</text:p>
          </table:table-cell>
          <table:table-cell table:style-name="ce8" office:value-type="string" calcext:value-type="string">
            <text:p>InChI=1S/C17H17NO5/c1-5-12-11(6-7-13(19)17-18-8-9-23-17)10-14(20-2)16(22-4)15(12)21-3/h1,8-10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2</text:p>
          </table:table-cell>
          <table:table-cell table:style-name="ce8" office:value-type="string" calcext:value-type="string">
            <text:p>GBWUTVVPMNSRSY-INIZCTEOSA-N</text:p>
          </table:table-cell>
          <table:table-cell table:style-name="ce8" office:value-type="string" calcext:value-type="string">
            <text:p>COC1=C(OC)C(OC)=C2C(=C1)CC[C@H](N(C(C)=O)C(=O)OC(C)(C)C)C1=C2C=CO1</text:p>
          </table:table-cell>
          <table:table-cell table:style-name="ce8" office:value-type="string" calcext:value-type="string">
            <text:p>InChI=1S/C23H29NO7/c1-13(25)24(22(26)31-23(2,3)4)16-9-8-14-12-17(27-5)20(28-6)21(29-7)18(14)15-10-11-30-19(15)16/h10-12,16H,8-9H2,1-7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3</text:p>
          </table:table-cell>
          <table:table-cell table:style-name="ce8" office:value-type="string" calcext:value-type="string">
            <text:p>DJXYBPVHUSVRLJ-KNVOCYPGSA-N</text:p>
          </table:table-cell>
          <table:table-cell table:style-name="ce8" office:value-type="string" calcext:value-type="string">
            <text:p>C1(C[C@@]2(O[C@](C1)(\C=C/2)[H])[H])=O</text:p>
          </table:table-cell>
          <table:table-cell table:style-name="ce8" office:value-type="string" calcext:value-type="string">
            <text:p>InChI=1S/C7H8O2/c8-5-3-6-1-2-7(4-5)9-6/h1-2,6-7H,3-4H2/t6-,7+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4</text:p>
          </table:table-cell>
          <table:table-cell table:style-name="ce22" office:value-type="string" calcext:value-type="string">
            <text:p>IPBIXUHHUFRZTN-UBKIQSJTSA-N</text:p>
          </table:table-cell>
          <table:table-cell table:style-name="ce8" office:value-type="string" calcext:value-type="string">
            <text:p>[C@]1([C@@]2(O[C@](CC1=O)(\C=C/2)[H])[H])(O)[H]</text:p>
          </table:table-cell>
          <table:table-cell table:style-name="ce8" office:value-type="string" calcext:value-type="string">
            <text:p>InChI=1S/C7H8O3/c8-5-3-4-1-2-6(10-4)7(5)9/h1-2,4,6-7,9H,3H2/t4-,6+,7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5</text:p>
          </table:table-cell>
          <table:table-cell table:style-name="ce8" office:value-type="string" calcext:value-type="string">
            <text:p>WJCFTHCUULIELA-SFHVURJKSA-N</text:p>
          </table:table-cell>
          <table:table-cell table:style-name="ce8" office:value-type="string" calcext:value-type="string">
            <text:p>CC(=O)N1C(=S)OC(C2=CC=CC=C2)(C2=CC=CC=C2)[C@@H]1C(C)C</text:p>
          </table:table-cell>
          <table:table-cell table:style-name="ce8" office:value-type="string" calcext:value-type="string">
            <text:p>InChI=1S/C20H21NO2S/c1-14(2)18-20(16-10-6-4-7-11-16,17-12-8-5-9-13-17)23-19(24)21(18)15(3)22/h4-14,18H,1-3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6</text:p>
          </table:table-cell>
          <table:table-cell table:style-name="ce8" office:value-type="string" calcext:value-type="string">
            <text:p>QQOBNOHBJKDMJC-OMRCQCICSA-N</text:p>
          </table:table-cell>
          <table:table-cell table:style-name="ce8" office:value-type="string" calcext:value-type="string">
            <text:p>C/C=C/[C@@H](O)CC(=O)N1C(=S)OC(C2=CC=CC=C2)(C2=CC=CC=C2)[C@@H]1C(C)C.C/C=C/[C@H](O)CC(=O)N1C(=S)OC(C2=CC=CC=C2)(C2=CC=CC=C2)[C@@H]1C(C)C</text:p>
          </table:table-cell>
          <table:table-cell table:style-name="ce8" office:value-type="string" calcext:value-type="string">
            <text:p>InChI=1S/2C24H27NO3S/c2*1-4-11-20(26)16-21(27)25-22(17(2)3)24(28-23(25)29,18-12-7-5-8-13-18)19-14-9-6-10-15-19/h2*4-15,17,20,22,26H,16H2,1-3H3/b2*11-4+/t20-,22+;20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7</text:p>
          </table:table-cell>
          <table:table-cell table:style-name="ce8" office:value-type="string" calcext:value-type="string">
            <text:p>DSWIXUSDPPJEOC-KPJROHGDSA-N</text:p>
          </table:table-cell>
          <table:table-cell table:style-name="ce8" office:value-type="string" calcext:value-type="string">
            <text:p>C/C=C/[C@H](O)CC(=O)N(C)OC</text:p>
          </table:table-cell>
          <table:table-cell table:style-name="ce8" office:value-type="string" calcext:value-type="string">
            <text:p>InChI=1S/C8H15NO3/c1-4-5-7(10)6-8(11)9(2)12-3/h4-5,7,10H,6H2,1-3H3/b5-4+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8</text:p>
          </table:table-cell>
          <table:table-cell table:style-name="ce8" office:value-type="string" calcext:value-type="string">
            <text:p>WHVPIFDYYSOYBG-KAVNDROISA-N</text:p>
          </table:table-cell>
          <table:table-cell table:style-name="ce8" office:value-type="string" calcext:value-type="string">
            <text:p>CON(C)C(=O)C[C@@H](O)C1CC1C</text:p>
          </table:table-cell>
          <table:table-cell table:style-name="ce8" office:value-type="string" calcext:value-type="string">
            <text:p>InChI=1S/C9H17NO3/c1-6-4-7(6)8(11)5-9(12)10(2)13-3/h6-8,11H,4-5H2,1-3H3/t6?,7?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9</text:p>
          </table:table-cell>
          <table:table-cell table:style-name="ce8" office:value-type="string" calcext:value-type="string">
            <text:p>FRVDEICOJCZUFB-MGPQQGTHSA-N</text:p>
          </table:table-cell>
          <table:table-cell table:style-name="ce8" office:value-type="string" calcext:value-type="string">
            <text:p>CC[Si](CC)(CC)O[C@H](CC(=O)N(C)OC)[C@@H]1C[C@H]1C</text:p>
          </table:table-cell>
          <table:table-cell table:style-name="ce8" office:value-type="string" calcext:value-type="string">
            <text:p>InChI=1S/C15H31NO3Si/c1-7-20(8-2,9-3)19-14(13-10-12(13)4)11-15(17)16(5)18-6/h12-14H,7-11H2,1-6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0</text:p>
          </table:table-cell>
          <table:table-cell table:style-name="ce8" office:value-type="string" calcext:value-type="string">
            <text:p>AXLLFBBYRBIEPN-FVQBIDKESA-N</text:p>
          </table:table-cell>
          <table:table-cell table:style-name="ce8" office:value-type="string" calcext:value-type="string">
            <text:p>C=CCC(=O)C[C@@H](O[Si](CC)(CC)CC)[C@@H]1C[C@H]1C</text:p>
          </table:table-cell>
          <table:table-cell table:style-name="ce8" office:value-type="string" calcext:value-type="string">
            <text:p>InChI=1S/C16H30O2Si/c1-6-10-14(17)12-16(15-11-13(15)5)18-19(7-2,8-3)9-4/h6,13,15-16H,1,7-12H2,2-5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1</text:p>
          </table:table-cell>
          <table:table-cell table:style-name="ce8" office:value-type="string" calcext:value-type="string">
            <text:p>QXQFMMJRVVXCFR-SZEHBUNVSA-N</text:p>
          </table:table-cell>
          <table:table-cell table:style-name="ce8" office:value-type="string" calcext:value-type="string">
            <text:p>C=CCC(=O)C[C@@H](O)[C@@H]1C[C@H]1C</text:p>
          </table:table-cell>
          <table:table-cell table:style-name="ce8" office:value-type="string" calcext:value-type="string">
            <text:p>InChI=1S/C10H16O2/c1-3-4-8(11)6-10(12)9-5-7(9)2/h3,7,9-10,12H,1,4-6H2,2H3/t7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2</text:p>
          </table:table-cell>
          <table:table-cell table:style-name="ce8" office:value-type="string" calcext:value-type="string">
            <text:p>UNBWIWBZGVAURB-RTIDEPAHSA-N</text:p>
          </table:table-cell>
          <table:table-cell table:style-name="ce8" office:value-type="string" calcext:value-type="string">
            <text:p>C=CC[C@@H](O)C[C@@H](O)[C@@H]1C[C@H]1C.C=CC[C@H](O)C[C@@H](O)[C@@H]1C[C@H]1C</text:p>
          </table:table-cell>
          <table:table-cell table:style-name="ce8" office:value-type="string" calcext:value-type="string">
            <text:p>InChI=1S/2C10H18O2/c2*1-3-4-8(11)6-10(12)9-5-7(9)2/h2*3,7-12H,1,4-6H2,2H3/t7-,8+,9-,10-;7-,8-,9-,10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3</text:p>
          </table:table-cell>
          <table:table-cell table:style-name="ce8" office:value-type="string" calcext:value-type="string">
            <text:p>ANTVOXRDPKQAPQ-WRWGMCAJSA-N</text:p>
          </table:table-cell>
          <table:table-cell table:style-name="ce8" office:value-type="string" calcext:value-type="string">
            <text:p>C=CC[C@H]1C[C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4</text:p>
          </table:table-cell>
          <table:table-cell table:style-name="ce8" office:value-type="string" calcext:value-type="string">
            <text:p>NLUBCXAVKKVFRZ-LMLFDSFASA-N</text:p>
          </table:table-cell>
          <table:table-cell table:style-name="ce8" office:value-type="string" calcext:value-type="string">
            <text:p>C[C@@H]1C[C@H]1[C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5</text:p>
          </table:table-cell>
          <table:table-cell table:style-name="ce8" office:value-type="string" calcext:value-type="string">
            <text:p>FLTGHRQWLSCBJK-JXLCFMHOSA-N</text:p>
          </table:table-cell>
          <table:table-cell table:style-name="ce8" office:value-type="string" calcext:value-type="string">
            <text:p>CC(C(=O)N1C(=O)OC[C@H]1CC1=CC=CC=C1)C(O)C[C@H]1C[C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6</text:p>
          </table:table-cell>
          <table:table-cell table:style-name="ce8" office:value-type="string" calcext:value-type="string">
            <text:p>CRSWTEWKHWBKLM-VJCLECQESA-N</text:p>
          </table:table-cell>
          <table:table-cell table:style-name="ce8" office:value-type="string" calcext:value-type="string">
            <text:p>COCO[C@@H](C[C@H]1C[C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7</text:p>
          </table:table-cell>
          <table:table-cell table:style-name="ce8" office:value-type="string" calcext:value-type="string">
            <text:p>RBDNBKHDZYCQHG-GRRRKWKPSA-N</text:p>
          </table:table-cell>
          <table:table-cell table:style-name="ce8" office:value-type="string" calcext:value-type="string">
            <text:p>COCO[C@H]1C[C@@H](C[C@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8</text:p>
          </table:table-cell>
          <table:table-cell table:style-name="ce8" office:value-type="string" calcext:value-type="string">
            <text:p>CWYZUWHWZIPZES-XDBSKABKSA-N</text:p>
          </table:table-cell>
          <table:table-cell table:style-name="ce8" office:value-type="string" calcext:value-type="string">
            <text:p>CCOC(=O)C[C@]1(O)O[C@H](C[C@@H](O)[C@@H]2C[C@H]2C)C[C@H](OCOC)[C@H]1C</text:p>
          </table:table-cell>
          <table:table-cell table:style-name="ce8" office:value-type="string" calcext:value-type="string">
            <text:p>InChI=1S/C18H32O7/c1-5-23-17(20)9-18(21)12(3)16(24-10-22-4)8-13(25-18)7-15(19)14-6-11(14)2/h11-16,19,21H,5-10H2,1-4H3/t11-,12-,13-,14-,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9</text:p>
          </table:table-cell>
          <table:table-cell table:style-name="ce8" office:value-type="string" calcext:value-type="string">
            <text:p>KZTAHDOGWDVPFZ-ZFPHAMITSA-N</text:p>
          </table:table-cell>
          <table:table-cell table:style-name="ce8" office:value-type="string" calcext:value-type="string">
            <text:p>COCO[C@H]1C[C@@H](C[C@@H](O)[C@@H]2C[C@H]2C)O[C@@H](CC(=O)O)[C@@H]1C</text:p>
          </table:table-cell>
          <table:table-cell table:style-name="ce8" office:value-type="string" calcext:value-type="string">
            <text:p>InChI=1S/C16H28O6/c1-9-4-12(9)13(17)5-11-6-14(21-8-20-3)10(2)15(22-11)7-16(18)19/h9-15,17H,4-8H2,1-3H3,(H,18,19)/t9-,10-,11-,12-,13-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0</text:p>
          </table:table-cell>
          <table:table-cell table:style-name="ce8" office:value-type="string" calcext:value-type="string">
            <text:p>XRNOGWFIDLCWEH-QWCFRRMTSA-N</text:p>
          </table:table-cell>
          <table:table-cell table:style-name="ce8" office:value-type="string" calcext:value-type="string">
            <text:p>CCOC(=O)C[C@]1(O)O[C@H](CC(=O)[C@@H]2C[C@H]2C)C[C@H](OCOC)[C@H]1C</text:p>
          </table:table-cell>
          <table:table-cell table:style-name="ce8" office:value-type="string" calcext:value-type="string">
            <text:p>InChI=1S/C18H30O7/c1-5-23-17(20)9-18(21)12(3)16(24-10-22-4)8-13(25-18)7-15(19)14-6-11(14)2/h11-14,16,21H,5-10H2,1-4H3/t11-,12-,13-,14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1</text:p>
          </table:table-cell>
          <table:table-cell table:style-name="ce8" office:value-type="string" calcext:value-type="string">
            <text:p>BDQSKGBAMOJTES-WQXBFISLSA-N</text:p>
          </table:table-cell>
          <table:table-cell table:style-name="ce8" office:value-type="string" calcext:value-type="string">
            <text:p>C=CC[C@@H]1O[C@H](CC(=O)[C@@H]2C[C@H]2C)C[C@H](OCOC)[C@H]1C</text:p>
          </table:table-cell>
          <table:table-cell table:style-name="ce8" office:value-type="string" calcext:value-type="string">
            <text:p>InChI=1S/C17H28O4/c1-5-6-16-12(3)17(20-10-19-4)9-13(21-16)8-15(18)14-7-11(14)2/h5,11-14,16-17H,1,6-10H2,2-4H3/t11-,12+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2</text:p>
          </table:table-cell>
          <table:table-cell table:style-name="ce8" office:value-type="string" calcext:value-type="string">
            <text:p>HELZNEUCIFYDQZ-HGDXVPPDSA-N</text:p>
          </table:table-cell>
          <table:table-cell table:style-name="ce8" office:value-type="string" calcext:value-type="string">
            <text:p>C=CC[C@]1(O)O[C@H](CC(=O)[C@@H]2C[C@H]2C)C[C@H](OCOC)[C@H]1C</text:p>
          </table:table-cell>
          <table:table-cell table:style-name="ce8" office:value-type="string" calcext:value-type="string">
            <text:p>InChI=1S/C17H28O5/c1-5-6-17(19)12(3)16(21-10-20-4)9-13(22-17)8-15(18)14-7-11(14)2/h5,11-14,16,19H,1,6-10H2,2-4H3/t11-,12-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3</text:p>
          </table:table-cell>
          <table:table-cell table:style-name="ce8" office:value-type="string" calcext:value-type="string">
            <text:p>INRZVSDVCSHSGK-NVJHRSJPSA-N</text:p>
          </table:table-cell>
          <table:table-cell table:style-name="ce8" office:value-type="string" calcext:value-type="string">
            <text:p>C=CC[C@@H]1O[C@H](C[C@@H](O)[C@@H]2C[C@H]2C)C[C@H](OCOC)[C@H]1C.C=CC[C@@H]1O[C@H](C[C@H](O)[C@@H]2C[C@H]2C)C[C@H](OCOC)[C@H]1C</text:p>
          </table:table-cell>
          <table:table-cell table:style-name="ce8" office:value-type="string" calcext:value-type="string">
            <text:p>InChI=1S/2C17H30O4/c2*1-5-6-16-12(3)17(20-10-19-4)9-13(21-16)8-15(18)14-7-11(14)2/h2*5,11-18H,1,6-10H2,2-4H3/t11-,12+,13-,14-,15+,16+,17+;11-,12+,13-,14-,15-,16+,17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4</text:p>
          </table:table-cell>
          <table:table-cell table:style-name="ce8" office:value-type="string" calcext:value-type="string">
            <text:p>VXBPGAHVJXBFLS-QNSHHTMESA-N</text:p>
          </table:table-cell>
          <table:table-cell table:style-name="ce8" office:value-type="string" calcext:value-type="string">
            <text:p>CON(C)C(=O)C[C@H](OC(C)=O)[C@@H]1C[C@H]1C</text:p>
          </table:table-cell>
          <table:table-cell table:style-name="ce8" office:value-type="string" calcext:value-type="string">
            <text:p>InChI=1S/C11H19NO4/c1-7-5-9(7)10(16-8(2)13)6-11(14)12(3)15-4/h7,9-10H,5-6H2,1-4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5</text:p>
          </table:table-cell>
          <table:table-cell table:style-name="ce8" office:value-type="string" calcext:value-type="string">
            <text:p>QXQFMMJRVVXCFR-QNSHHTMESA-N</text:p>
          </table:table-cell>
          <table:table-cell table:style-name="ce8" office:value-type="string" calcext:value-type="string">
            <text:p>C=CCC(=O)C[C@H](O)[C@@H]1C[C@H]1C</text:p>
          </table:table-cell>
          <table:table-cell table:style-name="ce8" office:value-type="string" calcext:value-type="string">
            <text:p>InChI=1S/C10H16O2/c1-3-4-8(11)6-10(12)9-5-7(9)2/h3,7,9-10,12H,1,4-6H2,2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6</text:p>
          </table:table-cell>
          <table:table-cell table:style-name="ce8" office:value-type="string" calcext:value-type="string">
            <text:p>ANTVOXRDPKQAPQ-KXNHARMFSA-N</text:p>
          </table:table-cell>
          <table:table-cell table:style-name="ce8" office:value-type="string" calcext:value-type="string">
            <text:p>C=CC[C@H]1C[C@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7</text:p>
          </table:table-cell>
          <table:table-cell table:style-name="ce8" office:value-type="string" calcext:value-type="string">
            <text:p>NLUBCXAVKKVFRZ-YTWAJWBKSA-N</text:p>
          </table:table-cell>
          <table:table-cell table:style-name="ce8" office:value-type="string" calcext:value-type="string">
            <text:p>C[C@@H]1C[C@H]1[C@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8</text:p>
          </table:table-cell>
          <table:table-cell table:style-name="ce8" office:value-type="string" calcext:value-type="string">
            <text:p>FLTGHRQWLSCBJK-GBCSNJASSA-N</text:p>
          </table:table-cell>
          <table:table-cell table:style-name="ce8" office:value-type="string" calcext:value-type="string">
            <text:p>CC(C(=O)N1C(=O)OC[C@H]1CC1=CC=CC=C1)C(O)C[C@H]1C[C@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9</text:p>
          </table:table-cell>
          <table:table-cell table:style-name="ce8" office:value-type="string" calcext:value-type="string">
            <text:p>PGGCRHAXFDAOHX-UZOKTTEXSA-N</text:p>
          </table:table-cell>
          <table:table-cell table:style-name="ce8" office:value-type="string" calcext:value-type="string">
            <text:p>COCO[C@@H](C[C@H]1C[C@@H]([C@@H]2C[C@H]2C)OC(C)(C)O1)[C@@H](C)C(=O)N1C(=O)OC[C@H]1CC1=CC=CC=C1</text:p>
          </table:table-cell>
          <table:table-cell table:style-name="ce8" office:value-type="string" calcext:value-type="string">
            <text:p>InChI=1S/C27H39NO7/c1-17-11-22(17)24-14-21(34-27(3,4)35-24)13-23(33-16-31-5)18(2)25(29)28-20(15-32-26(28)30)12-19-9-7-6-8-10-19/h6-10,17-18,20-24H,11-16H2,1-5H3/t17-,18-,20-,21+,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0</text:p>
          </table:table-cell>
          <table:table-cell table:style-name="ce8" office:value-type="string" calcext:value-type="string">
            <text:p>CRSWTEWKHWBKLM-HFDGIODVSA-N</text:p>
          </table:table-cell>
          <table:table-cell table:style-name="ce8" office:value-type="string" calcext:value-type="string">
            <text:p>COCO[C@@H](C[C@H]1C[C@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1</text:p>
          </table:table-cell>
          <table:table-cell table:style-name="ce8" office:value-type="string" calcext:value-type="string">
            <text:p>DMHHXPNPDSRVGT-FKQMYRARSA-N</text:p>
          </table:table-cell>
          <table:table-cell table:style-name="ce8" office:value-type="string" calcext:value-type="string">
            <text:p>COCO[C@@H](C[C@H]1C[C@@H]([C@@H]2C[C@H]2C)OC(C)(C)O1)[C@@H](C)C(=O)N1C(=O)OC[C@H]1CC1=CC=CC=C1.CON(C)C(=O)[C@H](C)[C@@H](O)C[C@H]1C[C@@H]([C@@H]2C[C@H]2C)OC(C)(C)O1</text:p>
          </table:table-cell>
          <table:table-cell table:style-name="ce8" office:value-type="string" calcext:value-type="string">
            <text:p>InChI=1S/C27H39NO7.C17H31NO5/c1-17-11-22(17)24-14-21(34-27(3,4)35-24)13-23(33-16-31-5)18(2)25(29)28-20(15-32-26(28)30)12-19-9-7-6-8-10-19;1-10-7-13(10)15-9-12(22-17(3,4)23-15)8-14(19)11(2)16(20)18(5)21-6/h6-10,17-18,20-24H,11-16H2,1-5H3;10-15,19H,7-9H2,1-6H3/t17-,18-,20-,21+,22-,23+,24+;10-,11-,12+,13-,14+,15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2</text:p>
          </table:table-cell>
          <table:table-cell table:style-name="ce8" office:value-type="string" calcext:value-type="string">
            <text:p>RBDNBKHDZYCQHG-PTEOKISQSA-N</text:p>
          </table:table-cell>
          <table:table-cell table:style-name="ce8" office:value-type="string" calcext:value-type="string">
            <text:p>COCO[C@H]1C[C@@H](C[C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3</text:p>
          </table:table-cell>
          <table:table-cell table:style-name="ce8" office:value-type="string" calcext:value-type="string">
            <text:p>RVYXIKDUJLMHLE-QKMYFLCJSA-N</text:p>
          </table:table-cell>
          <table:table-cell table:style-name="ce8" office:value-type="string" calcext:value-type="string">
            <text:p>COCO[C@H]1C[C@@H](C[C@H](O)[C@@H]2C[C@H]2C)O[C@@H](CC=O)[C@@H]1C</text:p>
          </table:table-cell>
          <table:table-cell table:style-name="ce8" office:value-type="string" calcext:value-type="string">
            <text:p>InChI=1S/C16H28O5/c1-10-6-13(10)14(18)7-12-8-16(20-9-19-3)11(2)15(21-12)4-5-17/h5,10-16,18H,4,6-9H2,1-3H3/t10-,11+,12-,13-,14+,15+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4</text:p>
          </table:table-cell>
          <table:table-cell table:style-name="ce8" office:value-type="string" calcext:value-type="string">
            <text:p>UTDPFNOXMYYSMP-RLLQIKCJSA-N</text:p>
          </table:table-cell>
          <table:table-cell table:style-name="ce8" office:value-type="string" calcext:value-type="string">
            <text:p>CC[Si](CC)(CC)O[C@@H](CC=O)[C@@H](C)C(=O)N1C(=O)OC[C@H]1CC1=CC=CC=C1</text:p>
          </table:table-cell>
          <table:table-cell table:style-name="ce8" office:value-type="string" calcext:value-type="string">
            <text:p>InChI=1S/C22H33NO5Si/c1-5-29(6-2,7-3)28-20(13-14-24)17(4)21(25)23-19(16-27-22(23)26)15-18-11-9-8-10-12-18/h8-12,14,17,19-20H,5-7,13,15-16H2,1-4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5</text:p>
          </table:table-cell>
          <table:table-cell table:style-name="ce8" office:value-type="string" calcext:value-type="string">
            <text:p>SVJPPPGXMCCBQM-RLLQIKCJSA-N</text:p>
          </table:table-cell>
          <table:table-cell table:style-name="ce8" office:value-type="string" calcext:value-type="string">
            <text:p>C=CC[C@H](O[Si](C)(C)C(C)(C)C)[C@@H](C)C(=O)N1C(=O)OC[C@H]1CC1=CC=CC=C1</text:p>
          </table:table-cell>
          <table:table-cell table:style-name="ce8" office:value-type="string" calcext:value-type="string">
            <text:p>InChI=1S/C23H35NO4Si/c1-8-12-20(28-29(6,7)23(3,4)5)17(2)21(25)24-19(16-27-22(24)26)15-18-13-10-9-11-14-18/h8-11,13-14,17,19-20H,1,12,15-16H2,2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6</text:p>
          </table:table-cell>
          <table:table-cell table:style-name="ce8" office:value-type="string" calcext:value-type="string">
            <text:p>LLFMZWHFAFJPPO-RLLQIKCJSA-N</text:p>
          </table:table-cell>
          <table:table-cell table:style-name="ce8" office:value-type="string" calcext:value-type="string">
            <text:p>CC(=O)C[C@H](O[Si](C)(C)C(C)(C)C)[C@@H](C)C(=O)N1C(=O)OC[C@H]1CC1=CC=CC=C1</text:p>
          </table:table-cell>
          <table:table-cell table:style-name="ce8" office:value-type="string" calcext:value-type="string">
            <text:p>InChI=1S/C23H35NO5Si/c1-16(25)13-20(29-30(6,7)23(3,4)5)17(2)21(26)24-19(15-28-22(24)27)14-18-11-9-8-10-12-18/h8-12,17,19-20H,13-15H2,1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7</text:p>
          </table:table-cell>
          <table:table-cell table:style-name="ce8" office:value-type="string" calcext:value-type="string">
            <text:p>OMMTULZVFJDUJI-MGPQQGTHSA-N</text:p>
          </table:table-cell>
          <table:table-cell table:style-name="ce8" office:value-type="string" calcext:value-type="string">
            <text:p>CON(C)C(=O)C[C@@H](O[SiH](C(C)C)C(C)C)[C@@H]1C[C@H]1C</text:p>
          </table:table-cell>
          <table:table-cell table:style-name="ce8" office:value-type="string" calcext:value-type="string">
            <text:p>InChI=1S/C15H31NO3Si/c1-10(2)20(11(3)4)19-14(13-8-12(13)5)9-15(17)16(6)18-7/h10-14,20H,8-9H2,1-7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8</text:p>
          </table:table-cell>
          <table:table-cell table:style-name="ce8" office:value-type="string" calcext:value-type="string">
            <text:p>CHYNLGNXMWCSSZ-FVQBIDKESA-N</text:p>
          </table:table-cell>
          <table:table-cell table:style-name="ce8" office:value-type="string" calcext:value-type="string">
            <text:p>C=CCC(=O)C[C@@H](O[SiH](C(C)C)C(C)C)[C@@H]1C[C@H]1C</text:p>
          </table:table-cell>
          <table:table-cell table:style-name="ce8" office:value-type="string" calcext:value-type="string">
            <text:p>InChI=1S/C16H30O2Si/c1-7-8-14(17)10-16(15-9-13(15)6)18-19(11(2)3)12(4)5/h7,11-13,15-16,19H,1,8-10H2,2-6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9</text:p>
          </table:table-cell>
          <table:table-cell table:style-name="ce8" office:value-type="string" calcext:value-type="string">
            <text:p>JAQZULWMCAEFHD-UPJWGTAASA-N</text:p>
          </table:table-cell>
          <table:table-cell table:style-name="ce8" office:value-type="string" calcext:value-type="string">
            <text:p>C=CC[Si](C)(C)O[C@@H](CC(=O)N(C)OC)[C@@H]1C[C@H]1C</text:p>
          </table:table-cell>
          <table:table-cell table:style-name="ce8" office:value-type="string" calcext:value-type="string">
            <text:p>InChI=1S/C14H27NO3Si/c1-7-8-19(5,6)18-13(12-9-11(12)2)10-14(16)15(3)17-4/h7,11-13H,1,8-10H2,2-6H3/t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0</text:p>
          </table:table-cell>
          <table:table-cell table:style-name="ce8" office:value-type="string" calcext:value-type="string">
            <text:p>BMSQHQQZYHSSAY-UTUOFQBUSA-N</text:p>
          </table:table-cell>
          <table:table-cell table:style-name="ce8" office:value-type="string" calcext:value-type="string">
            <text:p>C=CC[Si](C)(C)O[C@@H](CC=O)[C@@H]1C[C@H]1C</text:p>
          </table:table-cell>
          <table:table-cell table:style-name="ce8" office:value-type="string" calcext:value-type="string">
            <text:p>InChI=1S/C12H22O2Si/c1-5-8-15(3,4)14-12(6-7-13)11-9-10(11)2/h5,7,10-12H,1,6,8-9H2,2-4H3/t10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1</text:p>
          </table:table-cell>
          <table:table-cell table:style-name="ce8" office:value-type="string" calcext:value-type="string">
            <text:p>IPUXGBSLKISXAW-JJMXQKMNSA-N</text:p>
          </table:table-cell>
          <table:table-cell table:style-name="ce8" office:value-type="string" calcext:value-type="string">
            <text:p>C=CC[C@@H](O)CCC1=CC=C(OCC2=CC=CC=C2)C=C1.C=CC[C@H](O)CCC1=CC=C(OCC2=CC=CC=C2)C=C1</text:p>
          </table:table-cell>
          <table:table-cell table:style-name="ce8" office:value-type="string" calcext:value-type="string">
            <text:p>InChI=1S/2C19H22O2/c2*1-2-6-18(20)12-9-16-10-13-19(14-11-16)21-15-17-7-4-3-5-8-17/h2*2-5,7-8,10-11,13-14,18,20H,1,6,9,12,15H2/t2*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2</text:p>
          </table:table-cell>
          <table:table-cell table:style-name="ce8" office:value-type="string" calcext:value-type="string">
            <text:p>FVDFZYVWOUYOET-OAQYLSRUSA-N</text:p>
          </table:table-cell>
          <table:table-cell table:style-name="ce8" office:value-type="string" calcext:value-type="string">
            <text:p>C=CC[C@H](CCC1=CC=C(OCC2=CC=CC=C2)C=C1)OC(=O)C=C</text:p>
          </table:table-cell>
          <table:table-cell table:style-name="ce8" office:value-type="string" calcext:value-type="string">
            <text:p>InChI=1S/C22H24O3/c1-3-8-21(25-22(23)4-2)16-13-18-11-14-20(15-12-18)24-17-19-9-6-5-7-10-19/h3-7,9-12,14-15,21H,1-2,8,13,16-17H2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3</text:p>
          </table:table-cell>
          <table:table-cell table:style-name="ce8" office:value-type="string" calcext:value-type="string">
            <text:p>UCKKNYSYKAOVKU-LJQANCHMSA-N</text:p>
          </table:table-cell>
          <table:table-cell table:style-name="ce8" office:value-type="string" calcext:value-type="string">
            <text:p>O=C1C=CC[C@H](CCC2=CC=C(OCC3=CC=CC=C3)C=C2)O1</text:p>
          </table:table-cell>
          <table:table-cell table:style-name="ce8" office:value-type="string" calcext:value-type="string">
            <text:p>InChI=1S/C20H20O3/c21-20-8-4-7-19(23-20)14-11-16-9-12-18(13-10-16)22-15-17-5-2-1-3-6-17/h1-6,8-10,12-13,19H,7,11,14-15H2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4</text:p>
          </table:table-cell>
          <table:table-cell table:style-name="ce8" office:value-type="string" calcext:value-type="string">
            <text:p>NAVKBMUXXNDFRN-GOSISDBHSA-N</text:p>
          </table:table-cell>
          <table:table-cell table:style-name="ce8" office:value-type="string" calcext:value-type="string">
            <text:p>COC1=CC=C(CCCC[C@@H](O)CCC2=CC=C(O)C=C2)C=C1</text:p>
          </table:table-cell>
          <table:table-cell table:style-name="ce8" office:value-type="string" calcext:value-type="string">
            <text:p>InChI=1S/C20H26O3/c1-23-20-14-9-16(10-15-20)4-2-3-5-18(21)11-6-17-7-12-19(22)13-8-17/h7-10,12-15,18,21-22H,2-6,11H2,1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5</text:p>
          </table:table-cell>
          <table:table-cell table:style-name="ce8" office:value-type="string" calcext:value-type="string">
            <text:p>ZGMVPZLDPLYSBJ-GFCCVEGCSA-N</text:p>
          </table:table-cell>
          <table:table-cell table:style-name="ce8" office:value-type="string" calcext:value-type="string">
            <text:p>O=C1CCC[C@H](CCC2=CC=C(O)C=C2)O1</text:p>
          </table:table-cell>
          <table:table-cell table:style-name="ce8" office:value-type="string" calcext:value-type="string">
            <text:p>InChI=1S/C13H16O3/c14-11-7-4-10(5-8-11)6-9-12-2-1-3-13(15)16-12/h4-5,7-8,12,14H,1-3,6,9H2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6</text:p>
          </table:table-cell>
          <table:table-cell table:style-name="ce8" office:value-type="string" calcext:value-type="string">
            <text:p>WEVKVHHORXUSJP-QGZVFWFLSA-N</text:p>
          </table:table-cell>
          <table:table-cell table:style-name="ce8" office:value-type="string" calcext:value-type="string">
            <text:p>CC[Si](CC)(CC)OC1=CC=C(CC[C@H]2CCCC(=O)O2)C=C1</text:p>
          </table:table-cell>
          <table:table-cell table:style-name="ce8" office:value-type="string" calcext:value-type="string">
            <text:p>InChI=1S/C19H30O3Si/c1-4-23(5-2,6-3)22-18-14-11-16(12-15-18)10-13-17-8-7-9-19(20)21-17/h11-12,14-15,17H,4-10,13H2,1-3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7</text:p>
          </table:table-cell>
          <table:table-cell table:style-name="ce8" office:value-type="string" calcext:value-type="string">
            <text:p>VKLGDLFSGNHXAV-UXHICEINSA-N</text:p>
          </table:table-cell>
          <table:table-cell table:style-name="ce8" office:value-type="string" calcext:value-type="string">
            <text:p>COC1=CC=C([C@@H]2CCC[C@H](CCC3=CC=C(O)C=C3)O2)C=C1</text:p>
          </table:table-cell>
          <table:table-cell table:style-name="ce8" office:value-type="string" calcext:value-type="string">
            <text:p>InChI=1S/C20H24O3/c1-22-18-13-8-16(9-14-18)20-4-2-3-19(23-20)12-7-15-5-10-17(21)11-6-15/h5-6,8-11,13-14,19-21H,2-4,7,12H2,1H3/t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8</text:p>
          </table:table-cell>
          <table:table-cell table:style-name="ce8" office:value-type="string" calcext:value-type="string">
            <text:p>WGWCJTNWUFFGFH-UHFFFAOYSA-N</text:p>
          </table:table-cell>
          <table:table-cell table:style-name="ce8" office:value-type="string" calcext:value-type="string">
            <text:p>CC(C)(C)[Si](C)(C)OCCC=O</text:p>
          </table:table-cell>
          <table:table-cell table:style-name="ce8" office:value-type="string" calcext:value-type="string">
            <text:p>InChI=1S/C9H20O2Si/c1-9(2,3)12(4,5)11-8-6-7-10/h7H,6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9</text:p>
          </table:table-cell>
          <table:table-cell table:style-name="ce8" office:value-type="string" calcext:value-type="string">
            <text:p>YPXHYWAGAHVDOR-NSHDSACASA-N</text:p>
          </table:table-cell>
          <table:table-cell table:style-name="ce8" office:value-type="string" calcext:value-type="string">
            <text:p>C=CC[C@H](O)CCO[Si](C)(C)C(C)(C)C</text:p>
          </table:table-cell>
          <table:table-cell table:style-name="ce8" office:value-type="string" calcext:value-type="string">
            <text:p>InChI=1S/C12H26O2Si/c1-7-8-11(13)9-10-14-15(5,6)12(2,3)4/h7,11,13H,1,8-10H2,2-6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0</text:p>
          </table:table-cell>
          <table:table-cell table:style-name="ce8" office:value-type="string" calcext:value-type="string">
            <text:p>OSYJECUOEYYRGZ-ZDUSSCGKSA-N</text:p>
          </table:table-cell>
          <table:table-cell table:style-name="ce8" office:value-type="string" calcext:value-type="string">
            <text:p>C=CC[C@@H](CCO[Si](C)(C)C(C)(C)C)OC(=O)C=C</text:p>
          </table:table-cell>
          <table:table-cell table:style-name="ce8" office:value-type="string" calcext:value-type="string">
            <text:p>InChI=1S/C15H28O3Si/c1-8-10-13(18-14(16)9-2)11-12-17-19(6,7)15(3,4)5/h8-9,13H,1-2,10-12H2,3-7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1</text:p>
          </table:table-cell>
          <table:table-cell table:style-name="ce8" office:value-type="string" calcext:value-type="string">
            <text:p>BJORVRYBFPIHJU-NSHDSACASA-N</text:p>
          </table:table-cell>
          <table:table-cell table:style-name="ce8" office:value-type="string" calcext:value-type="string">
            <text:p>CC(C)(C)[Si](C)(C)OCC[C@@H]1CC=CC(=O)O1</text:p>
          </table:table-cell>
          <table:table-cell table:style-name="ce8" office:value-type="string" calcext:value-type="string">
            <text:p>InChI=1S/C13H24O3Si/c1-13(2,3)17(4,5)15-10-9-11-7-6-8-12(14)16-11/h6,8,11H,7,9-10H2,1-5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2</text:p>
          </table:table-cell>
          <table:table-cell table:style-name="ce8" office:value-type="string" calcext:value-type="string">
            <text:p>NCHFKQGNPUSNKA-VXGBXAGGSA-N</text:p>
          </table:table-cell>
          <table:table-cell table:style-name="ce8" office:value-type="string" calcext:value-type="string">
            <text:p>CO[C@H]1CC(=O)O[C@H](CCO[Si](C)(C)C(C)(C)C)C1</text:p>
          </table:table-cell>
          <table:table-cell table:style-name="ce8" office:value-type="string" calcext:value-type="string">
            <text:p>InChI=1S/C14H28O4Si/c1-14(2,3)19(5,6)17-8-7-11-9-12(16-4)10-13(15)18-11/h11-12H,7-10H2,1-6H3/t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3</text:p>
          </table:table-cell>
          <table:table-cell table:style-name="ce8" office:value-type="string" calcext:value-type="string">
            <text:p>BCLRIKUSYBPMTF-DUBJHBPFSA-N</text:p>
          </table:table-cell>
          <table:table-cell table:style-name="ce8" office:value-type="string" calcext:value-type="string">
            <text:p>CO[C@@H]1C[C@@H](CCO[Si](C)(C)C(C)(C)C)O[C@H](OC(C)=O)C1.CO[C@H]1C[C@H](OC(C)=O)O[C@H](CCO[Si](C)(C)C(C)(C)C)C1</text:p>
          </table:table-cell>
          <table:table-cell table:style-name="ce8" office:value-type="string" calcext:value-type="string">
            <text:p>InChI=1S/2C16H32O5Si/c2*1-12(17)20-15-11-14(18-5)10-13(21-15)8-9-19-22(6,7)16(2,3)4/h2*13-15H,8-11H2,1-7H3/t13-,14-,15+;13-,14-,15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4</text:p>
          </table:table-cell>
          <table:table-cell table:style-name="ce8" office:value-type="string" calcext:value-type="string">
            <text:p>VYMHHHOGYUNTAI-MXWKQRLJSA-N</text:p>
          </table:table-cell>
          <table:table-cell table:style-name="ce8" office:value-type="string" calcext:value-type="string">
            <text:p>C=CC[C@@H]1C[C@H](OC)C[C@@H](CCO)O1</text:p>
          </table:table-cell>
          <table:table-cell table:style-name="ce8" office:value-type="string" calcext:value-type="string">
            <text:p>InChI=1S/C11H20O3/c1-3-4-9-7-11(13-2)8-10(14-9)5-6-12/h3,9-12H,1,4-8H2,2H3/t9-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5</text:p>
          </table:table-cell>
          <table:table-cell table:style-name="ce8" office:value-type="string" calcext:value-type="string">
            <text:p>LVUSJVVUBYQIPE-MXWKQRLJSA-N</text:p>
          </table:table-cell>
          <table:table-cell table:style-name="ce8" office:value-type="string" calcext:value-type="string">
            <text:p>C=CC[C@@H]1C[C@H](OC)C[C@@H](CC=O)O1</text:p>
          </table:table-cell>
          <table:table-cell table:style-name="ce8" office:value-type="string" calcext:value-type="string">
            <text:p>InChI=1S/C11H18O3/c1-3-4-9-7-11(13-2)8-10(14-9)5-6-12/h3,6,9-11H,1,4-5,7-8H2,2H3/t9-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6</text:p>
          </table:table-cell>
          <table:table-cell table:style-name="ce8" office:value-type="string" calcext:value-type="string">
            <text:p>ONVZAVBVFWFJLW-XXWYYJBBSA-N</text:p>
          </table:table-cell>
          <table:table-cell table:style-name="ce8" office:value-type="string" calcext:value-type="string">
            <text:p>C=CC[C@@H]1C[C@H](OC)C[C@@H](C[C@H](O)CC(=O)N2C(=S)OC(C3=CC=CC=C3)(C3=CC=CC=C3)[C@@H]2C(C)C)O1</text:p>
          </table:table-cell>
          <table:table-cell table:style-name="ce8" office:value-type="string" calcext:value-type="string">
            <text:p>InChI=1S/C31H39NO5S/c1-5-12-25-19-26(35-4)20-27(36-25)17-24(33)18-28(34)32-29(21(2)3)31(37-30(32)38,22-13-8-6-9-14-22)23-15-10-7-11-16-23/h5-11,13-16,21,24-27,29,33H,1,12,17-20H2,2-4H3/t24-,25+,26-,27+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7</text:p>
          </table:table-cell>
          <table:table-cell table:style-name="ce8" office:value-type="string" calcext:value-type="string">
            <text:p>NHXBRZTWAZLBKF-UHFFFAOYSA-N</text:p>
          </table:table-cell>
          <table:table-cell table:style-name="ce8" office:value-type="string" calcext:value-type="string">
            <text:p>C=CC1=CC=CC2=C1C(=O)OC(C)(C)O2</text:p>
          </table:table-cell>
          <table:table-cell table:style-name="ce8" office:value-type="string" calcext:value-type="string">
            <text:p>InChI=1S/C12H12O3/c1-4-8-6-5-7-9-10(8)11(13)15-12(2,3)14-9/h4-7H,1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8</text:p>
          </table:table-cell>
          <table:table-cell table:style-name="ce8" office:value-type="string" calcext:value-type="string">
            <text:p>BXTZSQJCOPYXEG-UHFFFAOYSA-N</text:p>
          </table:table-cell>
          <table:table-cell table:style-name="ce8" office:value-type="string" calcext:value-type="string">
            <text:p>C=CC1=CC=CC(O)=C1C(=O)OCC1=CC=CC=C1</text:p>
          </table:table-cell>
          <table:table-cell table:style-name="ce8" office:value-type="string" calcext:value-type="string">
            <text:p>InChI=1S/C16H14O3/c1-2-13-9-6-10-14(17)15(13)16(18)19-11-12-7-4-3-5-8-12/h2-10,17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9</text:p>
          </table:table-cell>
          <table:table-cell table:style-name="ce8" office:value-type="string" calcext:value-type="string">
            <text:p>IQUGHNLVYRRPGF-UHFFFAOYSA-N</text:p>
          </table:table-cell>
          <table:table-cell table:style-name="ce8" office:value-type="string" calcext:value-type="string">
            <text:p>C=CC1=CC=CC(OC)=C1C(=O)OCC1=CC=CC=C1</text:p>
          </table:table-cell>
          <table:table-cell table:style-name="ce8" office:value-type="string" calcext:value-type="string">
            <text:p>InChI=1S/C17H16O3/c1-3-14-10-7-11-15(19-2)16(14)17(18)20-12-13-8-5-4-6-9-13/h3-11H,1,12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0</text:p>
          </table:table-cell>
          <table:table-cell table:style-name="ce8" office:value-type="string" calcext:value-type="string">
            <text:p>LHVOSWJDNKBZBM-UHFFFAOYSA-N</text:p>
          </table:table-cell>
          <table:table-cell table:style-name="ce8" office:value-type="string" calcext:value-type="string">
            <text:p>C=CC1=CC=CC(OC)=C1CO</text:p>
          </table:table-cell>
          <table:table-cell table:style-name="ce8" office:value-type="string" calcext:value-type="string">
            <text:p>InChI=1S/C10H12O2/c1-3-8-5-4-6-10(12-2)9(8)7-11/h3-6,11H,1,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1</text:p>
          </table:table-cell>
          <table:table-cell table:style-name="ce8" office:value-type="string" calcext:value-type="string">
            <text:p>JVYMIJYNVRRXIR-UHFFFAOYSA-N</text:p>
          </table:table-cell>
          <table:table-cell table:style-name="ce8" office:value-type="string" calcext:value-type="string">
            <text:p>C=CC1=CC=CC(OC)=C1CO[Si](C)(C)C(C)(C)C</text:p>
          </table:table-cell>
          <table:table-cell table:style-name="ce8" office:value-type="string" calcext:value-type="string">
            <text:p>InChI=1S/C16H26O2Si/c1-8-13-10-9-11-15(17-5)14(13)12-18-19(6,7)16(2,3)4/h8-11H,1,12H2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2</text:p>
          </table:table-cell>
          <table:table-cell table:style-name="ce8" office:value-type="string" calcext:value-type="string">
            <text:p>DCRXHZBKWGAKQS-HRFWTOFKSA-N</text:p>
          </table:table-cell>
          <table:table-cell table:style-name="ce8" office:value-type="string" calcext:value-type="string">
            <text:p>C[C@@H]1O[C@H](CO[Si](C2=CC=CC=C2)(C2=CC=CC=C2)C(C)(C)C)[C@H](O)[C@H]1O[Si](C1=CC=CC=C1)(C1=CC=CC=C1)C(C)(C)C</text:p>
          </table:table-cell>
          <table:table-cell table:style-name="ce8" office:value-type="string" calcext:value-type="string">
            <text:p>InChI=1S/C38H48O4Si2/c1-29-36(42-44(38(5,6)7,32-24-16-10-17-25-32)33-26-18-11-19-27-33)35(39)34(41-29)28-40-43(37(2,3)4,30-20-12-8-13-21-30)31-22-14-9-15-23-31/h8-27,29,34-36,39H,28H2,1-7H3/t29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3</text:p>
          </table:table-cell>
          <table:table-cell table:style-name="ce8" office:value-type="string" calcext:value-type="string">
            <text:p>VJGVUTMDYJGUSZ-HRFWTOFKSA-N</text:p>
          </table:table-cell>
          <table:table-cell table:style-name="ce8" office:value-type="string" calcext:value-type="string">
            <text:p>C[C@@H]1O[C@H](CO[Si](C2=CC=CC=C2)(C2=CC=CC=C2)C(C)(C)C)[C@H](OS(=O)(=O)C(F)(F)F)[C@H]1O[Si](C1=CC=CC=C1)(C1=CC=CC=C1)C(C)(C)C</text:p>
          </table:table-cell>
          <table:table-cell table:style-name="ce8" office:value-type="string" calcext:value-type="string">
            <text:p>InChI=1S/C39H47F3O6SSi2/c1-29-35(48-51(38(5,6)7,32-24-16-10-17-25-32)33-26-18-11-19-27-33)36(47-49(43,44)39(40,41)42)34(46-29)28-45-50(37(2,3)4,30-20-12-8-13-21-30)31-22-14-9-15-23-31/h8-27,29,34-36H,28H2,1-7H3/t29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4</text:p>
          </table:table-cell>
          <table:table-cell table:style-name="ce8" office:value-type="string" calcext:value-type="string">
            <text:p>CAFUWZRYIWMOEQ-RFQIPJPRSA-N</text:p>
          </table:table-cell>
          <table:table-cell table:style-name="ce8" office:value-type="string" calcext:value-type="string">
            <text:p>CC1(C)O[C@H]2[C@H](CO)O[C@H](COC(=O)C3=CC=CC=C3)[C@H]2O1</text:p>
          </table:table-cell>
          <table:table-cell table:style-name="ce8" office:value-type="string" calcext:value-type="string">
            <text:p>InChI=1S/C16H20O6/c1-16(2)21-13-11(8-17)20-12(14(13)22-16)9-19-15(18)10-6-4-3-5-7-10/h3-7,11-14,17H,8-9H2,1-2H3/t11-,12+,13-,1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5</text:p>
          </table:table-cell>
          <table:table-cell table:style-name="ce8" office:value-type="string" calcext:value-type="string">
            <text:p>PLEGFSYVJDAZJC-UARRHKHWSA-N</text:p>
          </table:table-cell>
          <table:table-cell table:style-name="ce8" office:value-type="string" calcext:value-type="string">
            <text:p>O=C(OC[C@H]1O[C@@H](CO)[C@H](OC(=O)C2=CC=CC=C2)[C@@H]1OC(=O)C1=CC=CC=C1)C1=CC=CC=C1</text:p>
          </table:table-cell>
          <table:table-cell table:style-name="ce8" office:value-type="string" calcext:value-type="string">
            <text:p>InChI=1S/C27H24O8/c28-16-21-23(34-26(30)19-12-6-2-7-13-19)24(35-27(31)20-14-8-3-9-15-20)22(33-21)17-32-25(29)18-10-4-1-5-11-18/h1-15,21-24,28H,16-17H2/t21-,22+,23-,2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6</text:p>
          </table:table-cell>
          <table:table-cell table:style-name="ce8" office:value-type="string" calcext:value-type="string">
            <text:p>AJCKMYTVZRWVAP-MHTWAQMVSA-N</text:p>
          </table:table-cell>
          <table:table-cell table:style-name="ce8" office:value-type="string" calcext:value-type="string">
            <text:p>CC1=CC=C(S(=O)(=O)OC[C@@H]2O[C@H](COC(=O)C3=CC=CC=C3)[C@H]3OC(C)(C)O[C@@H]23)C=C1</text:p>
          </table:table-cell>
          <table:table-cell table:style-name="ce8" office:value-type="string" calcext:value-type="string">
            <text:p>InChI=1S/C23H26O8S/c1-15-9-11-17(12-10-15)32(25,26)28-14-19-21-20(30-23(2,3)31-21)18(29-19)13-27-22(24)16-7-5-4-6-8-16/h4-12,18-21H,13-14H2,1-3H3/t18-,19+,20-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7</text:p>
          </table:table-cell>
          <table:table-cell table:style-name="ce8" office:value-type="string" calcext:value-type="string">
            <text:p>IGJVAGFODUACFV-FKSUSPILSA-N</text:p>
          </table:table-cell>
          <table:table-cell table:style-name="ce8" office:value-type="string" calcext:value-type="string">
            <text:p>C[C@@H]1O[C@H](CO)[C@H]2OC(C)(C)O[C@@H]12</text:p>
          </table:table-cell>
          <table:table-cell table:style-name="ce8" office:value-type="string" calcext:value-type="string">
            <text:p>InChI=1S/C9H16O4/c1-5-7-8(6(4-10)11-5)13-9(2,3)12-7/h5-8,10H,4H2,1-3H3/t5-,6+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8</text:p>
          </table:table-cell>
          <table:table-cell table:style-name="ce8" office:value-type="string" calcext:value-type="string">
            <text:p>DVBQOLLRBTXCLE-DDHJBXDOSA-N</text:p>
          </table:table-cell>
          <table:table-cell table:style-name="ce8" office:value-type="string" calcext:value-type="string">
            <text:p>C=C[C@H]1O[C@@H](OC(C)=O)[C@H](OC(C)=O)[C@@H]1OC(C)=O</text:p>
          </table:table-cell>
          <table:table-cell table:style-name="ce8" office:value-type="string" calcext:value-type="string">
            <text:p>InChI=1S/C12H16O7/c1-5-9-10(16-6(2)13)11(17-7(3)14)12(19-9)18-8(4)15/h5,9-12H,1H2,2-4H3/t9-,10-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9</text:p>
          </table:table-cell>
          <table:table-cell table:style-name="ce8" office:value-type="string" calcext:value-type="string">
            <text:p>SNOAGQUKRGFFLG-YTWAJWBKSA-N</text:p>
          </table:table-cell>
          <table:table-cell table:style-name="ce8" office:value-type="string" calcext:value-type="string">
            <text:p>C=C[C@H]1O[C@@H](C#N)[C@H](OC(C)=O)[C@@H]1OC(C)=O</text:p>
          </table:table-cell>
          <table:table-cell table:style-name="ce8" office:value-type="string" calcext:value-type="string">
            <text:p>InChI=1S/C11H13NO5/c1-4-8-10(15-6(2)13)11(16-7(3)14)9(5-12)17-8/h4,8-11H,1H2,2-3H3/t8-,9+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0</text:p>
          </table:table-cell>
          <table:table-cell table:style-name="ce8" office:value-type="string" calcext:value-type="string">
            <text:p>QNVYIAYXSOJRAR-XRXFAXGQSA-N</text:p>
          </table:table-cell>
          <table:table-cell table:style-name="ce8" office:value-type="string" calcext:value-type="string">
            <text:p>CC1(C)O[C@H]2[C@H](C3N(C4=CC=CC=C4)CCN3C3=CC=CC=C3)O[C@H](CO)[C@H]2O1</text:p>
          </table:table-cell>
          <table:table-cell table:style-name="ce8" office:value-type="string" calcext:value-type="string">
            <text:p>InChI=1S/C23H28N2O4/c1-23(2)28-19-18(15-26)27-21(20(19)29-23)22-24(16-9-5-3-6-10-16)13-14-25(22)17-11-7-4-8-12-17/h3-12,18-22,26H,13-15H2,1-2H3/t18-,19-,20-,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1</text:p>
          </table:table-cell>
          <table:table-cell table:style-name="ce8" office:value-type="string" calcext:value-type="string">
            <text:p>BQZARMCOMQJKDQ-BIYDSLDMSA-N</text:p>
          </table:table-cell>
          <table:table-cell table:style-name="ce8" office:value-type="string" calcext:value-type="string">
            <text:p>CC1=CC=C(S(=O)(=O)OC[C@H]2O[C@@H](C3N(C4=CC=CC=C4)CCN3C3=CC=CC=C3)[C@@H]3OC(C)(C)O[C@@H]32)C=C1</text:p>
          </table:table-cell>
          <table:table-cell table:style-name="ce8" office:value-type="string" calcext:value-type="string">
            <text:p>InChI=1S/C30H34N2O6S/c1-21-14-16-24(17-15-21)39(33,34)35-20-25-26-27(38-30(2,3)37-26)28(36-25)29-31(22-10-6-4-7-11-22)18-19-32(29)23-12-8-5-9-13-23/h4-17,25-29H,18-20H2,1-3H3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2</text:p>
          </table:table-cell>
          <table:table-cell table:style-name="ce8" office:value-type="string" calcext:value-type="string">
            <text:p>CIGJNHPTHXEDDJ-QYRPDUKASA-N</text:p>
          </table:table-cell>
          <table:table-cell table:style-name="ce8" office:value-type="string" calcext:value-type="string">
            <text:p>C[C@H]1O[C@@H](C2N(C3=CC=CC=C3)CCN2C2=CC=CC=C2)[C@@H]2OC(C)(C)O[C@@H]21</text:p>
          </table:table-cell>
          <table:table-cell table:style-name="ce8" office:value-type="string" calcext:value-type="string">
            <text:p>InChI=1S/C23H28N2O3/c1-16-19-20(28-23(2,3)27-19)21(26-16)22-24(17-10-6-4-7-11-17)14-15-25(22)18-12-8-5-9-13-18/h4-13,16,19-22H,14-15H2,1-3H3/t16-,19-,20-,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3</text:p>
          </table:table-cell>
          <table:table-cell table:style-name="ce8" office:value-type="string" calcext:value-type="string">
            <text:p>WGKDFQXQMUQWLO-XAVMHZPKSA-N</text:p>
          </table:table-cell>
          <table:table-cell table:style-name="ce8" office:value-type="string" calcext:value-type="string">
            <text:p>C=C[C@@H]1O[C@H](C)[C@H]2OC(C)(C)O[C@@H]12</text:p>
          </table:table-cell>
          <table:table-cell table:style-name="ce8" office:value-type="string" calcext:value-type="string">
            <text:p>InChI=1S/C10H16O3/c1-5-7-9-8(6(2)11-7)12-10(3,4)13-9/h5-9H,1H2,2-4H3/t6-,7+,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4</text:p>
          </table:table-cell>
          <table:table-cell table:style-name="ce8" office:value-type="string" calcext:value-type="string">
            <text:p>JGUADRHIBCXAFH-MVBSPKBLSA-N</text:p>
          </table:table-cell>
          <table:table-cell table:style-name="ce8" office:value-type="string" calcext:value-type="string">
            <text:p>COC1=C(CO)C(/C=C/[C@@H]2O[C@H](C)[C@@H](O)[C@H]2O)=CC=C1</text:p>
          </table:table-cell>
          <table:table-cell table:style-name="ce8" office:value-type="string" calcext:value-type="string">
            <text:p>InChI=1S/C15H20O5/c1-9-14(17)15(18)13(20-9)7-6-10-4-3-5-12(19-2)11(10)8-16/h3-7,9,13-18H,8H2,1-2H3/b7-6+/t9-,13+,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5</text:p>
          </table:table-cell>
          <table:table-cell table:style-name="ce8" office:value-type="string" calcext:value-type="string">
            <text:p>BHQTUBWVXRCCBD-OQRGDKGLSA-N</text:p>
          </table:table-cell>
          <table:table-cell table:style-name="ce8" office:value-type="string" calcext:value-type="string">
            <text:p>C[C@H]1O[C@@H](/C=C/C2=CC=CC=C2CO)[C@H](O)[C@@H]1O</text:p>
          </table:table-cell>
          <table:table-cell table:style-name="ce8" office:value-type="string" calcext:value-type="string">
            <text:p>InChI=1S/C14H18O4/c1-9-13(16)14(17)12(18-9)7-6-10-4-2-3-5-11(10)8-15/h2-7,9,12-17H,8H2,1H3/b7-6+/t9-,12+,13-,1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6</text:p>
          </table:table-cell>
          <table:table-cell table:style-name="ce8" office:value-type="string" calcext:value-type="string">
            <text:p>UIWBFDRIUHTBEA-OQRGDKGLSA-N</text:p>
          </table:table-cell>
          <table:table-cell table:style-name="ce8" office:value-type="string" calcext:value-type="string">
            <text:p>COC1=CC(/C=C/[C@@H]2O[C@H](C)[C@@H](O)[C@H]2O)=CC=C1</text:p>
          </table:table-cell>
          <table:table-cell table:style-name="ce8" office:value-type="string" calcext:value-type="string">
            <text:p>InChI=1S/C14H18O4/c1-9-13(15)14(16)12(18-9)7-6-10-4-3-5-11(8-10)17-2/h3-9,12-16H,1-2H3/b7-6+/t9-,12+,13-,1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7</text:p>
          </table:table-cell>
          <table:table-cell table:style-name="ce8" office:value-type="string" calcext:value-type="string">
            <text:p>GEVJRNGVNPACQA-XHEQADCLSA-N</text:p>
          </table:table-cell>
          <table:table-cell table:style-name="ce8" office:value-type="string" calcext:value-type="string">
            <text:p>C[C@H]1O[C@@H](/C=C/C2=CC=CC=C2)[C@H](O)[C@@H]1O</text:p>
          </table:table-cell>
          <table:table-cell table:style-name="ce8" office:value-type="string" calcext:value-type="string">
            <text:p>InChI=1S/C13H16O3/c1-9-12(14)13(15)11(16-9)8-7-10-5-3-2-4-6-10/h2-9,11-15H,1H3/b8-7+/t9-,11+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8</text:p>
          </table:table-cell>
          <table:table-cell table:style-name="ce8" office:value-type="string" calcext:value-type="string">
            <text:p>MYOMWDJKBQOKQS-MTCABHNKSA-N</text:p>
          </table:table-cell>
          <table:table-cell table:style-name="ce8" office:value-type="string" calcext:value-type="string">
            <text:p>COC1=C(CO)C(/C=C/[C@H]2O[C@@H](OC)[C@H](O)[C@@H]2O)=CC=C1</text:p>
          </table:table-cell>
          <table:table-cell table:style-name="ce8" office:value-type="string" calcext:value-type="string">
            <text:p>InChI=1S/C15H20O6/c1-19-11-5-3-4-9(10(11)8-16)6-7-12-13(17)14(18)15(20-2)21-12/h3-7,12-18H,8H2,1-2H3/b7-6+/t12-,13-,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9</text:p>
          </table:table-cell>
          <table:table-cell table:style-name="ce8" office:value-type="string" calcext:value-type="string">
            <text:p>HHAGORFYHGBGNI-VZUGPRAESA-N</text:p>
          </table:table-cell>
          <table:table-cell table:style-name="ce8" office:value-type="string" calcext:value-type="string">
            <text:p>COC1=CC(/C=C/[C@H]2O[C@@H](OC)[C@H](O)[C@@H]2O)=CC=C1</text:p>
          </table:table-cell>
          <table:table-cell table:style-name="ce8" office:value-type="string" calcext:value-type="string">
            <text:p>InChI=1S/C14H18O5/c1-17-10-5-3-4-9(8-10)6-7-11-12(15)13(16)14(18-2)19-11/h3-8,11-16H,1-2H3/b7-6+/t11-,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 table:number-rows-repeated="104713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403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 Sheet1.B1301:Sheet1.B1315 Sheet1.B1365:Sheet1.B1365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5:16:58.532818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4T15:19:15.689979811</dc:date>
    <meta:generator>LibreOffice/6.0.7.3$Linux_X86_64 LibreOffice_project/00m0$Build-3</meta:generator>
    <meta:editing-duration>PT7H10M46S</meta:editing-duration>
    <meta:editing-cycles>107</meta:editing-cycles>
    <meta:document-statistic meta:table-count="1" meta:cell-count="16461" meta:object-count="0"/>
    <meta:user-defined meta:name="AppVersion">16.0300</meta:user-defined>
    <meta:user-defined meta:name="Company">University Libraries</meta:user-defined>
  </office:meta>
</office:document-meta>
</file>